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image1.png" manifest:media-type="image/png"/>
  <manifest:file-entry manifest:full-path="Pictures/image2.jpeg" manifest:media-type="image/jpeg"/>
  <manifest:file-entry manifest:full-path="Pictures/image3.jpeg" manifest:media-type="image/jpeg"/>
  <manifest:file-entry manifest:full-path="Pictures/image4.png" manifest:media-type="image/png"/>
  <manifest:file-entry manifest:full-path="Pictures/image5.png" manifest:media-type="image/png"/>
  <manifest:file-entry manifest:full-path="Pictures/image6.jpeg" manifest:media-type="image/jpeg"/>
  <manifest:file-entry manifest:full-path="Pictures/image7.png" manifest:media-type="image/png"/>
  <manifest:file-entry manifest:full-path="Pictures/image8.png" manifest:media-type="image/png"/>
  <manifest:file-entry manifest:full-path="Pictures/image9.png" manifest:media-type="image/png"/>
  <manifest:file-entry manifest:full-path="Pictures/image10.png" manifest:media-type="image/png"/>
  <manifest:file-entry manifest:full-path="Pictures/image11.png" manifest:media-type="image/png"/>
  <manifest:file-entry manifest:full-path="Pictures/image12.png" manifest:media-type="image/png"/>
</manifest:manifest>
</file>

<file path=content.xml><?xml version="1.0" encoding="utf-8"?>
<office:document-content xmlns:ooo="http://openoffice.org/2004/office" xmlns:officeooo="http://openoffice.org/2009/office" xmlns:script="urn:oasis:names:tc:opendocument:xmlns:script:1.0" xmlns:xlink="http://www.w3.org/1999/xlink" xmlns:presentation="urn:oasis:names:tc:opendocument:xmlns:presentation:1.0" xmlns:style="urn:oasis:names:tc:opendocument:xmlns:style:1.0" xmlns:svg="urn:oasis:names:tc:opendocument:xmlns:svg-compatible:1.0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smil="urn:oasis:names:tc:opendocument:xmlns:smil-compatible:1.0" xmlns:number="urn:oasis:names:tc:opendocument:xmlns:datastyle:1.0" xmlns:form="urn:oasis:names:tc:opendocument:xmlns:form:1.0" xmlns:xforms="http://www.w3.org/2002/xforms" xmlns:dc="http://purl.org/dc/elements/1.1/" xmlns:meta="urn:oasis:names:tc:opendocument:xmlns:meta:1.0" xmlns:config="urn:oasis:names:tc:opendocument:xmlns:config:1.0" xmlns:anim="urn:oasis:names:tc:opendocument:xmlns:animation:1.0" xmlns:office="urn:oasis:names:tc:opendocument:xmlns:office:1.0">
  <office:automatic-styles>
    <style:style style:name="gp0" style:family="drawing-page">
      <style:drawing-page-properties presentation:background-objects-visible="true" presentation:display-header="false" presentation:display-footer="false" presentation:display-page-number="false" presentation:display-date-time="false"/>
      <style:graphic-properties draw:fill="bitmap" draw:fill-image-name="Img0" style:repeat="stretch"/>
    </style:style>
    <style:style style:name="gr1" style:family="graphic">
      <style:graphic-properties draw:stroke="none" draw:auto-grow-width="false" draw:auto-grow-height="false" draw:fill="none"/>
    </style:style>
    <style:style style:name="pr2" style:family="presentation">
      <style:graphic-properties draw:stroke="none" draw:textarea-vertical-align="middle" fo:wrap-option="wrap" fo:padding-top="0.253942587885176cm" fo:padding-bottom="0.253942587885176cm" fo:padding-left="0.253942587885176cm" fo:padding-right="0.253942587885176cm" draw:fill="none"/>
    </style:style>
    <style:style style:name="P3" style:family="paragraph">
      <style:paragraph-properties fo:line-height="100%" fo:text-align="left" fo:margin-left="0cm" fo:margin-right="0cm" fo:text-indent="0cm" fo:margin-top="0cm" fo:margin-bottom="0cm"/>
    </style:style>
    <style:style style:name="T4" style:family="text">
      <style:text-properties fo:color="#25212a" style:text-outline="false" style:text-position="0% 100%" fo:font-family="'Microsoft JhengHei'" style:font-family-asian="'Microsoft JhengHei'" style:font-family-complex="'Microsoft JhengHei'" fo:font-size="44pt" fo:letter-spacing="normal" style:font-relief="none" fo:font-weight="bold"/>
    </style:style>
    <style:style style:name="T5" style:family="text">
      <style:text-properties fo:color="#000000" style:text-outline="false" style:text-position="0% 100%" fo:font-family="'Arial'" style:font-family-asian="'Arial'" style:font-family-complex="'Arial'" fo:font-size="18pt" fo:letter-spacing="normal" style:font-relief="none"/>
    </style:style>
    <style:style style:name="T6" style:family="text">
      <style:text-properties fo:color="#25212a" style:text-outline="false" style:text-position="0% 100%" fo:font-family="'Microsoft JhengHei'" style:font-family-asian="'Microsoft JhengHei'" style:font-family-complex="'Microsoft JhengHei'" fo:font-size="30pt" fo:letter-spacing="normal" style:font-relief="none"/>
    </style:style>
    <style:style style:name="T7" style:family="text">
      <style:text-properties fo:color="#25212a" style:text-outline="false" style:text-position="0% 100%" fo:font-family="'Microsoft JhengHei'" style:font-family-asian="'Microsoft JhengHei'" style:font-family-complex="'Microsoft JhengHei'" fo:font-size="30pt" fo:letter-spacing="normal" style:font-relief="none"/>
    </style:style>
    <style:style style:name="gr8" style:family="graphic">
      <style:graphic-properties draw:stroke="none" draw:auto-grow-height="false" fo:wrap-option="wrap" draw:fill="solid" draw:fill-color="#ffffff"/>
    </style:style>
    <style:style style:name="gr9" style:family="graphic">
      <style:graphic-properties draw:stroke="none" draw:image-opacity="100%" draw:fill="none"/>
    </style:style>
    <style:style style:name="gp10" style:family="drawing-page">
      <style:drawing-page-properties presentation:background-objects-visible="true" presentation:display-header="false" presentation:display-footer="false" presentation:display-page-number="false" presentation:display-date-time="false"/>
      <style:graphic-properties draw:fill="bitmap" draw:fill-image-name="Img1" style:repeat="stretch"/>
    </style:style>
    <style:style style:name="gr11" style:family="graphic">
      <style:graphic-properties draw:stroke="none" draw:auto-grow-width="false" draw:auto-grow-height="false" draw:fill="none"/>
    </style:style>
    <style:style style:name="pr12" style:family="presentation">
      <style:graphic-properties draw:stroke="none" draw:textarea-vertical-align="bottom" fo:wrap-option="wrap" fo:padding-top="0.253942587885176cm" fo:padding-bottom="0.253942587885176cm" fo:padding-left="0.253942587885176cm" fo:padding-right="0.253942587885176cm" draw:fill="none"/>
    </style:style>
    <style:style style:name="P13" style:family="paragraph">
      <style:paragraph-properties fo:line-height="100%" fo:text-align="left" fo:margin-left="0cm" fo:margin-right="0cm" fo:text-indent="0cm" fo:margin-top="0cm" fo:margin-bottom="0cm"/>
    </style:style>
    <style:style style:name="T14" style:family="text">
      <style:text-properties fo:color="#25212a" style:text-outline="false" style:text-position="0% 100%" fo:font-family="'Microsoft JhengHei'" style:font-family-asian="'Microsoft JhengHei'" style:font-family-complex="'Microsoft JhengHei'" fo:font-size="50pt" fo:letter-spacing="normal" style:font-relief="none" fo:font-weight="bold"/>
    </style:style>
    <style:style style:name="T15" style:family="text">
      <style:text-properties fo:color="#000000" style:text-outline="false" style:text-position="0% 100%" fo:font-family="'Arial'" style:font-family-asian="'Arial'" style:font-family-complex="'Arial'" fo:font-size="18pt" fo:letter-spacing="normal" style:font-relief="none"/>
    </style:style>
    <style:style style:name="T16" style:family="text">
      <style:text-properties fo:color="#25212a" style:text-outline="false" style:text-position="0% 100%" fo:font-family="'Microsoft JhengHei'" style:font-family-asian="'Microsoft JhengHei'" style:font-family-complex="'Microsoft JhengHei'" fo:font-size="50pt" fo:letter-spacing="normal" style:font-relief="none" fo:font-weight="bold"/>
    </style:style>
    <style:style style:name="gr17" style:family="graphic">
      <style:graphic-properties draw:stroke="none" draw:auto-grow-width="false" draw:auto-grow-height="false" draw:fill="none"/>
    </style:style>
    <style:style style:name="pr18" style:family="presentation">
      <style:graphic-properties draw:stroke="none" draw:textarea-vertical-align="middle" fo:wrap-option="wrap" fo:padding-top="0.253942587885176cm" fo:padding-bottom="0.253942587885176cm" fo:padding-left="0.253942587885176cm" fo:padding-right="0.253942587885176cm" draw:fill="none"/>
    </style:style>
    <style:style style:name="P19" style:family="paragraph">
      <style:paragraph-properties fo:line-height="100%" fo:text-align="left" fo:margin-left="0cm" fo:margin-right="0cm" fo:text-indent="0cm" fo:margin-top="0cm" fo:margin-bottom="0cm"/>
    </style:style>
    <style:style style:name="T20" style:family="text">
      <style:text-properties fo:color="#000000" style:text-outline="false" style:text-position="0% 100%" fo:font-family="'Arial'" style:font-family-asian="'Arial'" style:font-family-complex="'Arial'" fo:font-size="14pt" fo:letter-spacing="normal" style:font-relief="none" fo:font-weight="bold"/>
    </style:style>
    <style:style style:name="gr21" style:family="graphic">
      <style:graphic-properties draw:stroke="none" draw:auto-grow-height="false" draw:textarea-vertical-align="top" fo:wrap-option="wrap" fo:padding-top="0.126936573873148cm" fo:padding-bottom="0.126936573873148cm" fo:padding-left="0.253942587885176cm" fo:padding-right="0.253942587885176cm" draw:fill="none"/>
    </style:style>
    <style:style style:name="P22" style:family="paragraph">
      <style:paragraph-properties fo:line-height="100%" fo:text-align="justify" fo:margin-left="0cm" fo:margin-right="0cm" fo:text-indent="0cm" fo:margin-top="0cm" fo:margin-bottom="0cm"/>
    </style:style>
    <style:style style:name="T23" style:family="text">
      <style:text-properties fo:color="#000000" style:text-outline="false" style:text-position="0% 100%" fo:font-family="'Microsoft JhengHei'" style:font-family-asian="'Microsoft JhengHei'" style:font-family-complex="'Microsoft JhengHei'" fo:font-size="18pt" fo:letter-spacing="normal" style:font-relief="none"/>
    </style:style>
    <style:style style:name="T24" style:family="text">
      <style:text-properties fo:color="#000000" style:text-outline="false" style:text-position="0% 100%" fo:font-family="'Microsoft JhengHei'" style:font-family-asian="'Microsoft JhengHei'" style:font-family-complex="'Microsoft JhengHei'" fo:font-size="18pt" fo:letter-spacing="normal" style:font-relief="none"/>
    </style:style>
    <style:style style:name="P25" style:family="paragraph">
      <style:paragraph-properties fo:line-height="100%" fo:text-align="justify" fo:margin-left="0cm" fo:margin-right="0cm" fo:text-indent="0cm" fo:margin-top="0cm" fo:margin-bottom="0cm"/>
    </style:style>
    <style:style style:name="T26" style:family="text">
      <style:text-properties fo:color="#000000" style:text-outline="false" style:text-position="0% 100%" fo:font-family="'Microsoft JhengHei'" style:font-family-asian="'Microsoft JhengHei'" style:font-family-complex="'Microsoft JhengHei'" fo:font-size="18pt" fo:letter-spacing="normal" style:font-relief="none"/>
    </style:style>
    <style:style style:name="T27" style:family="text">
      <style:text-properties fo:color="#000000" style:text-outline="false" style:text-position="0% 100%" fo:font-family="'Microsoft JhengHei'" style:font-family-asian="'Microsoft JhengHei'" style:font-family-complex="'Microsoft JhengHei'" fo:font-size="18pt" fo:letter-spacing="normal" style:font-relief="none"/>
    </style:style>
    <style:style style:name="gr28" style:family="graphic">
      <style:graphic-properties draw:stroke="none" draw:image-opacity="100%" draw:fill="none"/>
    </style:style>
    <style:style style:name="gp29" style:family="drawing-page">
      <style:drawing-page-properties presentation:background-objects-visible="true" presentation:display-header="false" presentation:display-footer="false" presentation:display-page-number="false" presentation:display-date-time="false"/>
      <style:graphic-properties draw:fill="bitmap" draw:fill-image-name="Img2" style:repeat="stretch"/>
    </style:style>
    <style:style style:name="gr30" style:family="graphic">
      <style:graphic-properties draw:stroke="none" draw:auto-grow-width="false" draw:auto-grow-height="false" draw:fill="none"/>
    </style:style>
    <style:style style:name="pr31" style:family="presentation">
      <style:graphic-properties draw:stroke="none" draw:textarea-vertical-align="middle" fo:wrap-option="wrap" fo:padding-top="0.253942587885176cm" fo:padding-bottom="0.253942587885176cm" fo:padding-left="0.253942587885176cm" fo:padding-right="0.253942587885176cm" draw:fill="none"/>
    </style:style>
    <style:style style:name="P32" style:family="paragraph">
      <style:paragraph-properties fo:line-height="100%" fo:text-align="left" fo:margin-left="0cm" fo:margin-right="0cm" fo:text-indent="0cm" fo:margin-top="0cm" fo:margin-bottom="0cm"/>
    </style:style>
    <style:style style:name="T33" style:family="text">
      <style:text-properties fo:color="#000000" style:text-outline="false" style:text-position="0% 100%" fo:font-family="'Arial'" style:font-family-asian="'Arial'" style:font-family-complex="'Arial'" fo:font-size="14pt" fo:letter-spacing="normal" style:font-relief="none" fo:font-weight="bold"/>
    </style:style>
    <style:style style:name="gr34" style:family="graphic">
      <style:graphic-properties draw:stroke="none" draw:auto-grow-height="false" draw:textarea-vertical-align="top" fo:wrap-option="wrap" fo:padding-top="0.126936573873148cm" fo:padding-bottom="0.126936573873148cm" fo:padding-left="0.253942587885176cm" fo:padding-right="0.253942587885176cm" draw:fill="none"/>
    </style:style>
    <style:style style:name="P35" style:family="paragraph">
      <style:paragraph-properties fo:line-height="100%" fo:text-align="left" fo:margin-left="0cm" fo:margin-right="0cm" fo:text-indent="0cm" fo:margin-top="0cm" fo:margin-bottom="0cm"/>
    </style:style>
    <style:style style:name="T36" style:family="text">
      <style:text-properties fo:color="#000000" style:text-outline="false" style:text-position="0% 100%" fo:font-family="'Microsoft JhengHei'" style:font-family-asian="'Microsoft JhengHei'" style:font-family-complex="'Microsoft JhengHei'" fo:font-size="20pt" fo:letter-spacing="normal" style:font-relief="none" fo:font-weight="bold"/>
    </style:style>
    <style:style style:name="P37" style:family="paragraph">
      <style:paragraph-properties fo:line-height="100%" fo:text-align="justify" fo:margin-left="0cm" fo:margin-right="0cm" fo:text-indent="0cm" fo:margin-top="0cm" fo:margin-bottom="0cm"/>
    </style:style>
    <style:style style:name="T38" style:family="text">
      <style:text-properties fo:color="#000000" style:text-outline="false" style:text-position="0% 100%" fo:font-family="'Microsoft JhengHei'" style:font-family-asian="'Microsoft JhengHei'" style:font-family-complex="'Microsoft JhengHei'" fo:font-size="18pt" fo:letter-spacing="normal" style:font-relief="none"/>
    </style:style>
    <style:style style:name="T39" style:family="text">
      <style:text-properties fo:color="#000000" style:text-outline="false" style:text-position="0% 100%" fo:font-family="'Microsoft JhengHei'" style:font-family-asian="'Microsoft JhengHei'" style:font-family-complex="'Microsoft JhengHei'" fo:font-size="16pt" fo:letter-spacing="normal" style:font-relief="none"/>
    </style:style>
    <style:style style:name="gr40" style:family="graphic">
      <style:graphic-properties draw:stroke="none" draw:image-opacity="100%" draw:fill="none"/>
    </style:style>
    <style:style style:name="gp41" style:family="drawing-page">
      <style:drawing-page-properties presentation:background-objects-visible="true" presentation:display-header="false" presentation:display-footer="false" presentation:display-page-number="false" presentation:display-date-time="false"/>
      <style:graphic-properties draw:fill="bitmap" draw:fill-image-name="Img3" style:repeat="stretch"/>
    </style:style>
    <style:style style:name="gr42" style:family="graphic">
      <style:graphic-properties draw:stroke="none" draw:auto-grow-width="false" draw:auto-grow-height="false" draw:fill="none"/>
    </style:style>
    <style:style style:name="pr43" style:family="presentation">
      <style:graphic-properties draw:stroke="none" draw:textarea-vertical-align="middle" fo:wrap-option="wrap" fo:padding-top="0.253942587885176cm" fo:padding-bottom="0.253942587885176cm" fo:padding-left="0.253942587885176cm" fo:padding-right="0.253942587885176cm" draw:fill="none"/>
    </style:style>
    <style:style style:name="P44" style:family="paragraph">
      <style:paragraph-properties fo:line-height="100%" fo:text-align="left" fo:margin-left="0cm" fo:margin-right="0cm" fo:text-indent="0cm" fo:margin-top="0cm" fo:margin-bottom="0cm"/>
    </style:style>
    <style:style style:name="T45" style:family="text">
      <style:text-properties fo:color="#000000" style:text-outline="false" style:text-position="0% 100%" fo:font-family="'Arial'" style:font-family-asian="'Arial'" style:font-family-complex="'Arial'" fo:font-size="14pt" fo:letter-spacing="normal" style:font-relief="none" fo:font-weight="bold"/>
    </style:style>
    <style:style style:name="gr46" style:family="graphic">
      <style:graphic-properties draw:stroke="none" draw:auto-grow-height="false" draw:textarea-vertical-align="top" fo:wrap-option="wrap" fo:padding-top="0.126936573873148cm" fo:padding-bottom="0.126936573873148cm" fo:padding-left="0.253942587885176cm" fo:padding-right="0.253942587885176cm" draw:fill="none"/>
    </style:style>
    <style:style style:name="P47" style:family="paragraph">
      <style:paragraph-properties fo:line-height="100%" fo:text-align="left" fo:margin-left="0cm" fo:margin-right="0cm" fo:text-indent="0cm" fo:margin-top="0cm" fo:margin-bottom="0cm"/>
    </style:style>
    <style:style style:name="T48" style:family="text">
      <style:text-properties fo:color="#000000" style:text-outline="false" style:text-position="0% 100%" fo:font-family="'Microsoft JhengHei'" style:font-family-asian="'Microsoft JhengHei'" style:font-family-complex="'Microsoft JhengHei'" fo:font-size="20pt" fo:letter-spacing="normal" style:font-relief="none" fo:font-weight="bold"/>
    </style:style>
    <style:style style:name="P49" style:family="paragraph">
      <style:paragraph-properties fo:line-height="100%" fo:text-align="left" fo:margin-left="0cm" fo:margin-right="0cm" fo:text-indent="0cm" fo:margin-top="0cm" fo:margin-bottom="0cm"/>
    </style:style>
    <style:style style:name="T50" style:family="text">
      <style:text-properties fo:color="#000000" style:text-outline="false" style:text-position="0% 100%" fo:font-family="'Arial'" style:font-family-asian="'Arial'" style:font-family-complex="'Arial'" fo:font-size="14pt" fo:letter-spacing="normal" style:font-relief="none" fo:font-weight="bold"/>
    </style:style>
    <style:style style:name="T51" style:family="text">
      <style:text-properties fo:color="#000000" style:text-outline="false" style:text-position="0% 100%" fo:font-family="'Arial'" style:font-family-asian="'Arial'" style:font-family-complex="'Arial'" fo:font-size="16pt" fo:letter-spacing="normal" style:font-relief="none" fo:font-weight="bold"/>
    </style:style>
    <style:style style:name="T52" style:family="text">
      <style:text-properties fo:color="#000000" style:text-outline="false" style:text-position="0% 100%" fo:font-family="'Arial'" style:font-family-asian="'Arial'" style:font-family-complex="'Arial'" fo:font-size="16pt" fo:letter-spacing="normal" style:font-relief="none"/>
    </style:style>
    <style:style style:name="T53" style:family="text">
      <style:text-properties fo:color="#000000" style:text-outline="false" style:text-position="0% 100%" fo:font-family="'Times New Roman'" style:font-family-asian="'Times New Roman'" style:font-family-complex="'Times New Roman'" fo:font-size="16pt" fo:letter-spacing="normal" fo:font-style="italic" style:font-relief="none"/>
    </style:style>
    <style:style style:name="T54" style:family="text">
      <style:text-properties fo:color="#000000" style:text-outline="false" style:text-position="0% 100%" fo:font-family="'Arial'" style:font-family-asian="'Arial'" style:font-family-complex="'Arial'" fo:font-size="16pt" fo:letter-spacing="normal" style:font-relief="none"/>
    </style:style>
    <style:style style:name="T55" style:family="text">
      <style:text-properties fo:color="#000000" style:text-outline="false" style:text-position="0% 100%" fo:font-family="'Times New Roman'" style:font-family-asian="'Times New Roman'" style:font-family-complex="'Times New Roman'" fo:font-size="16pt" fo:letter-spacing="normal" fo:font-style="italic" style:font-relief="none"/>
    </style:style>
    <style:style style:name="T56" style:family="text">
      <style:text-properties fo:color="#000000" style:text-outline="false" style:text-position="0% 100%" fo:font-family="'Arial'" style:font-family-asian="'Arial'" style:font-family-complex="'Arial'" fo:font-size="16pt" fo:letter-spacing="normal" style:font-relief="none"/>
    </style:style>
    <style:style style:name="gr57" style:family="graphic"/>
    <style:style style:name="co58" style:family="table-column">
      <style:table-column-properties style:column-width="6.47432078864158cm"/>
    </style:style>
    <style:style style:name="co59" style:family="table-column">
      <style:table-column-properties style:column-width="6.47432078864158cm"/>
    </style:style>
    <style:style style:name="ro60" style:family="table-row">
      <style:table-row-properties style:row-height="3.25979787959576cm"/>
      <style:graphic-properties fo:wrap-option="wrap"/>
    </style:style>
    <text:list-style style:name="L61">
      <text:list-level-style-bullet text:level="1" text:bullet-char="●">
        <style:list-level-properties text:min-label-width="0.599962782972441cm"/>
        <style:text-properties fo:color="#000000" fo:font-family="'Noto Sans Symbols'" fo:font-size="-6.75%"/>
      </text:list-level-style-bullet>
    </text:list-style>
    <style:style style:name="P61" style:family="paragraph">
      <style:paragraph-properties fo:line-height="100%" fo:text-align="left" fo:margin-right="0cm" fo:margin-top="0cm" fo:margin-bottom="0cm"/>
    </style:style>
    <style:style style:name="T62" style:family="text">
      <style:text-properties fo:color="#000000" style:text-outline="false" style:text-position="0% 100%" fo:font-family="'Microsoft JhengHei'" style:font-family-asian="'Microsoft JhengHei'" style:font-family-complex="'Microsoft JhengHei'" fo:font-size="15pt" fo:letter-spacing="normal" style:font-relief="none"/>
    </style:style>
    <style:style style:name="T63" style:family="text">
      <style:text-properties fo:color="#000000" style:text-outline="false" style:text-position="0% 100%" fo:font-family="'Microsoft JhengHei'" style:font-family-asian="'Microsoft JhengHei'" style:font-family-complex="'Microsoft JhengHei'" fo:font-size="15pt" fo:letter-spacing="normal" style:font-relief="none"/>
    </style:style>
    <text:list-style style:name="L64">
      <text:list-level-style-bullet text:level="1" text:bullet-char="●">
        <style:list-level-properties text:min-label-width="0.599962782972441cm"/>
        <style:text-properties fo:color="#000000" fo:font-family="'Noto Sans Symbols'" fo:font-size="-6.30000019073486%"/>
      </text:list-level-style-bullet>
    </text:list-style>
    <style:style style:name="P64" style:family="paragraph">
      <style:paragraph-properties fo:line-height="100%" fo:text-align="left" fo:margin-right="0cm" fo:margin-top="0cm" fo:margin-bottom="0cm"/>
    </style:style>
    <style:style style:name="T65" style:family="text">
      <style:text-properties fo:color="#000000" style:text-outline="false" style:text-position="0% 100%" fo:font-family="'Arial'" style:font-family-asian="'Arial'" style:font-family-complex="'Arial'" fo:font-size="14pt" fo:letter-spacing="normal" style:font-relief="none"/>
    </style:style>
    <text:list-style style:name="L66">
      <text:list-level-style-bullet text:level="1" text:bullet-char="●">
        <style:list-level-properties text:min-label-width="0.599962782972441cm"/>
        <style:text-properties fo:color="#000000" fo:font-family="'Noto Sans Symbols'" fo:font-size="-6.30000019073486%"/>
      </text:list-level-style-bullet>
    </text:list-style>
    <style:style style:name="P66" style:family="paragraph">
      <style:paragraph-properties fo:line-height="100%" fo:text-align="left" fo:margin-right="0cm" fo:margin-top="0cm" fo:margin-bottom="0cm"/>
    </style:style>
    <style:style style:name="T67" style:family="text">
      <style:text-properties fo:color="#000000" style:text-outline="false" style:text-position="0% 100%" fo:font-family="'Arial'" style:font-family-asian="'Arial'" style:font-family-complex="'Arial'" fo:font-size="14pt" fo:letter-spacing="normal" style:font-relief="none"/>
    </style:style>
    <text:list-style style:name="L68">
      <text:list-level-style-bullet text:level="1" text:bullet-char="●">
        <style:list-level-properties text:min-label-width="0.599962782972441cm"/>
        <style:text-properties fo:color="#000000" fo:font-family="'Noto Sans Symbols'" fo:font-size="-6.30000019073486%"/>
      </text:list-level-style-bullet>
    </text:list-style>
    <style:style style:name="P68" style:family="paragraph">
      <style:paragraph-properties fo:line-height="100%" fo:text-align="left" fo:margin-right="0cm" fo:margin-top="0cm" fo:margin-bottom="0cm"/>
    </style:style>
    <style:style style:name="T69" style:family="text">
      <style:text-properties fo:color="#000000" style:text-outline="false" style:text-position="0% 100%" fo:font-family="'Arial'" style:font-family-asian="'Arial'" style:font-family-complex="'Arial'" fo:font-size="14pt" fo:letter-spacing="normal" style:font-relief="none"/>
    </style:style>
    <style:style style:name="ce70" style:family="table-cell">
      <style:graphic-properties fo:padding-top="0.127006014012028cm" fo:padding-bottom="0.127006014012028cm" fo:padding-left="0.254012028024056cm" fo:padding-right="0.254012028024056cm" draw:fill="none"/>
      <style:paragraph-properties fo:border-top="0.006cm solid #9e9e9e" fo:border-bottom="0.006cm solid #9e9e9e" fo:border-left="0.006cm solid #9e9e9e" fo:border-right="0.006cm solid #9e9e9e" style:border-line-width-top="0.006cm 0cm 0.006cm" style:border-line-width-bottom="0.006cm 0cm 0.006cm" style:border-line-width-left="0.006cm 0cm 0.006cm" style:border-line-width-right="0.006cm 0cm 0.006cm"/>
    </style:style>
    <text:list-style style:name="L71">
      <text:list-level-style-bullet text:level="1" text:bullet-char="●">
        <style:list-level-properties text:min-label-width="0.599962782972441cm"/>
        <style:text-properties fo:color="#000000" fo:font-family="'Noto Sans Symbols'" fo:font-size="-6.75%"/>
      </text:list-level-style-bullet>
    </text:list-style>
    <style:style style:name="P71" style:family="paragraph">
      <style:paragraph-properties fo:line-height="100%" fo:text-align="left" fo:margin-right="0cm" fo:margin-top="0cm" fo:margin-bottom="0cm"/>
    </style:style>
    <style:style style:name="T72" style:family="text">
      <style:text-properties fo:color="#000000" style:text-outline="false" style:text-position="0% 100%" fo:font-family="'Microsoft JhengHei'" style:font-family-asian="'Microsoft JhengHei'" style:font-family-complex="'Microsoft JhengHei'" fo:font-size="15pt" fo:letter-spacing="normal" style:font-relief="none"/>
    </style:style>
    <style:style style:name="T73" style:family="text">
      <style:text-properties fo:color="#000000" style:text-outline="false" style:text-position="0% 100%" fo:font-family="'Microsoft JhengHei'" style:font-family-asian="'Microsoft JhengHei'" style:font-family-complex="'Microsoft JhengHei'" fo:font-size="15pt" fo:letter-spacing="normal" style:font-relief="none"/>
    </style:style>
    <text:list-style style:name="L74">
      <text:list-level-style-bullet text:level="1" text:bullet-char="●">
        <style:list-level-properties text:space-before="0.00441079447588583cm" text:min-label-width="0.595551988496555cm"/>
        <style:text-properties fo:color="#000000" fo:font-family="'Noto Sans Symbols'" fo:font-size="-6.5%"/>
      </text:list-level-style-bullet>
    </text:list-style>
    <style:style style:name="P74" style:family="paragraph">
      <style:paragraph-properties fo:line-height="100%" fo:text-align="left" fo:margin-right="0cm" fo:margin-top="0cm" fo:margin-bottom="0cm"/>
    </style:style>
    <style:style style:name="T75" style:family="text">
      <style:text-properties fo:color="#000000" style:text-outline="false" style:text-position="0% 100%" fo:font-family="'Microsoft JhengHei'" style:font-family-asian="'Microsoft JhengHei'" style:font-family-complex="'Microsoft JhengHei'" fo:font-size="14pt" fo:letter-spacing="normal" style:font-relief="none"/>
    </style:style>
    <text:list-style style:name="L76">
      <text:list-level-style-bullet text:level="1" text:bullet-char="●">
        <style:list-level-properties text:space-before="0.0220485897514764cm" text:min-label-width="0.577914193220965cm"/>
        <style:text-properties fo:color="#000000" fo:font-family="'Noto Sans Symbols'" fo:font-size="-5.5%"/>
      </text:list-level-style-bullet>
    </text:list-style>
    <style:style style:name="P76" style:family="paragraph">
      <style:paragraph-properties fo:line-height="100%" fo:text-align="left" fo:margin-right="0cm" fo:margin-top="0cm" fo:margin-bottom="0cm"/>
    </style:style>
    <style:style style:name="T77" style:family="text">
      <style:text-properties fo:color="#000000" style:text-outline="false" style:text-position="0% 100%" fo:font-family="'Microsoft JhengHei'" style:font-family-asian="'Microsoft JhengHei'" style:font-family-complex="'Microsoft JhengHei'" fo:font-size="14pt" fo:letter-spacing="normal" style:font-relief="none"/>
    </style:style>
    <style:style style:name="ce78" style:family="table-cell">
      <style:graphic-properties fo:padding-top="0.127006014012028cm" fo:padding-bottom="0.127006014012028cm" fo:padding-left="0.254012028024056cm" fo:padding-right="0.254012028024056cm" draw:fill="none"/>
      <style:paragraph-properties fo:border-top="0.006cm solid #9e9e9e" fo:border-bottom="0.006cm solid #9e9e9e" fo:border-left="0.006cm solid #9e9e9e" fo:border-right="0.006cm solid #9e9e9e" style:border-line-width-top="0.006cm 0cm 0.006cm" style:border-line-width-bottom="0.006cm 0cm 0.006cm" style:border-line-width-left="0.006cm 0cm 0.006cm" style:border-line-width-right="0.006cm 0cm 0.006cm"/>
    </style:style>
    <style:style style:name="ro79" style:family="table-row">
      <style:table-row-properties style:row-height="3.85212253337593cm"/>
      <style:graphic-properties fo:wrap-option="wrap"/>
    </style:style>
    <text:list-style style:name="L80">
      <text:list-level-style-bullet text:level="1" text:bullet-char="●">
        <style:list-level-properties text:min-label-width="0.599962782972441cm"/>
        <style:text-properties fo:color="#000000" fo:font-family="'Noto Sans Symbols'" fo:font-size="-6.75%"/>
      </text:list-level-style-bullet>
    </text:list-style>
    <style:style style:name="P80" style:family="paragraph">
      <style:paragraph-properties fo:line-height="100%" fo:text-align="left" fo:margin-right="0cm" fo:margin-top="0cm" fo:margin-bottom="0cm"/>
    </style:style>
    <style:style style:name="T81" style:family="text">
      <style:text-properties fo:color="#000000" style:text-outline="false" style:text-position="0% 100%" fo:font-family="'Microsoft JhengHei'" style:font-family-asian="'Microsoft JhengHei'" style:font-family-complex="'Microsoft JhengHei'" fo:font-size="15pt" fo:letter-spacing="normal" style:font-relief="none"/>
    </style:style>
    <text:list-style style:name="L82">
      <text:list-level-style-bullet text:level="1" text:bullet-char="●">
        <style:list-level-properties text:min-label-width="0.599962782972441cm"/>
        <style:text-properties fo:color="#000000" fo:font-family="'Noto Sans Symbols'" fo:font-size="-6.30000019073486%"/>
      </text:list-level-style-bullet>
    </text:list-style>
    <style:style style:name="P82" style:family="paragraph">
      <style:paragraph-properties fo:line-height="100%" fo:text-align="left" fo:margin-right="0cm" fo:margin-top="0cm" fo:margin-bottom="0cm"/>
    </style:style>
    <style:style style:name="T83" style:family="text">
      <style:text-properties fo:color="#000000" style:text-outline="false" style:text-position="0% 100%" fo:font-family="'Arial'" style:font-family-asian="'Arial'" style:font-family-complex="'Arial'" fo:font-size="14pt" fo:letter-spacing="normal" style:font-relief="none"/>
    </style:style>
    <text:list-style style:name="L84">
      <text:list-level-style-bullet text:level="1" text:bullet-char="●">
        <style:list-level-properties text:min-label-width="0.599962782972441cm"/>
        <style:text-properties fo:color="#000000" fo:font-family="'Noto Sans Symbols'" fo:font-size="-6.30000019073486%"/>
      </text:list-level-style-bullet>
    </text:list-style>
    <style:style style:name="P84" style:family="paragraph">
      <style:paragraph-properties fo:line-height="100%" fo:text-align="left" fo:margin-right="0cm" fo:margin-top="0cm" fo:margin-bottom="0cm"/>
    </style:style>
    <style:style style:name="T85" style:family="text">
      <style:text-properties fo:color="#000000" style:text-outline="false" style:text-position="0% 100%" fo:font-family="'Arial'" style:font-family-asian="'Arial'" style:font-family-complex="'Arial'" fo:font-size="14pt" fo:letter-spacing="normal" style:font-relief="none"/>
    </style:style>
    <text:list-style style:name="L86">
      <text:list-level-style-bullet text:level="1" text:bullet-char="●">
        <style:list-level-properties text:min-label-width="0.599962782972441cm"/>
        <style:text-properties fo:color="#000000" fo:font-family="'Noto Sans Symbols'" fo:font-size="-6.30000019073486%"/>
      </text:list-level-style-bullet>
    </text:list-style>
    <style:style style:name="P86" style:family="paragraph">
      <style:paragraph-properties fo:line-height="100%" fo:text-align="left" fo:margin-right="0cm" fo:margin-top="0cm" fo:margin-bottom="0cm"/>
    </style:style>
    <style:style style:name="T87" style:family="text">
      <style:text-properties fo:color="#000000" style:text-outline="false" style:text-position="0% 100%" fo:font-family="'Arial'" style:font-family-asian="'Arial'" style:font-family-complex="'Arial'" fo:font-size="14pt" fo:letter-spacing="normal" style:font-relief="none"/>
    </style:style>
    <text:list-style style:name="L88">
      <text:list-level-style-bullet text:level="1" text:bullet-char="●">
        <style:list-level-properties text:min-label-width="0.599962782972441cm"/>
        <style:text-properties fo:color="#000000" fo:font-family="'Noto Sans Symbols'" fo:font-size="-6.30000019073486%"/>
      </text:list-level-style-bullet>
    </text:list-style>
    <style:style style:name="P88" style:family="paragraph">
      <style:paragraph-properties fo:line-height="100%" fo:text-align="left" fo:margin-right="0cm" fo:margin-top="0cm" fo:margin-bottom="0cm"/>
    </style:style>
    <style:style style:name="T89" style:family="text">
      <style:text-properties fo:color="#000000" style:text-outline="false" style:text-position="0% 100%" fo:font-family="'Arial'" style:font-family-asian="'Arial'" style:font-family-complex="'Arial'" fo:font-size="14pt" fo:letter-spacing="normal" style:font-relief="none"/>
    </style:style>
    <text:list-style style:name="L90">
      <text:list-level-style-bullet text:level="1" text:bullet-char="●">
        <style:list-level-properties text:min-label-width="0.599962782972441cm"/>
        <style:text-properties fo:color="#000000" fo:font-family="'Noto Sans Symbols'" fo:font-size="-6.30000019073486%"/>
      </text:list-level-style-bullet>
    </text:list-style>
    <style:style style:name="P90" style:family="paragraph">
      <style:paragraph-properties fo:line-height="100%" fo:text-align="left" fo:margin-right="0cm" fo:margin-top="0cm" fo:margin-bottom="0cm"/>
    </style:style>
    <style:style style:name="T91" style:family="text">
      <style:text-properties fo:color="#000000" style:text-outline="false" style:text-position="0% 100%" fo:font-family="'Arial'" style:font-family-asian="'Arial'" style:font-family-complex="'Arial'" fo:font-size="14pt" fo:letter-spacing="normal" style:font-relief="none"/>
    </style:style>
    <style:style style:name="ce92" style:family="table-cell">
      <style:graphic-properties fo:padding-top="0.127006014012028cm" fo:padding-bottom="0.127006014012028cm" fo:padding-left="0.254012028024056cm" fo:padding-right="0.254012028024056cm" draw:fill="none"/>
      <style:paragraph-properties fo:border-top="0.006cm solid #9e9e9e" fo:border-bottom="0.006cm solid #9e9e9e" fo:border-left="0.006cm solid #9e9e9e" fo:border-right="0.006cm solid #9e9e9e" style:border-line-width-top="0.006cm 0cm 0.006cm" style:border-line-width-bottom="0.006cm 0cm 0.006cm" style:border-line-width-left="0.006cm 0cm 0.006cm" style:border-line-width-right="0.006cm 0cm 0.006cm"/>
    </style:style>
    <text:list-style style:name="L93">
      <text:list-level-style-bullet text:level="1" text:bullet-char="●">
        <style:list-level-properties text:min-label-width="0.599962782972441cm"/>
        <style:text-properties fo:color="#000000" fo:font-family="'Noto Sans Symbols'" fo:font-size="-6.75%"/>
      </text:list-level-style-bullet>
    </text:list-style>
    <style:style style:name="P93" style:family="paragraph">
      <style:paragraph-properties fo:line-height="100%" fo:text-align="left" fo:margin-right="0cm" fo:margin-top="0cm" fo:margin-bottom="0cm"/>
    </style:style>
    <style:style style:name="T94" style:family="text">
      <style:text-properties fo:color="#000000" style:text-outline="false" style:text-position="0% 100%" fo:font-family="'Microsoft JhengHei'" style:font-family-asian="'Microsoft JhengHei'" style:font-family-complex="'Microsoft JhengHei'" fo:font-size="15pt" fo:letter-spacing="normal" style:font-relief="none"/>
    </style:style>
    <text:list-style style:name="L95">
      <text:list-level-style-bullet text:level="1" text:bullet-char="●">
        <style:list-level-properties text:space-before="0.0220485897514764cm" text:min-label-width="0.577914193220965cm"/>
        <style:text-properties fo:color="#000000" fo:font-family="'Noto Sans Symbols'" fo:font-size="-5.5%"/>
      </text:list-level-style-bullet>
    </text:list-style>
    <style:style style:name="P95" style:family="paragraph">
      <style:paragraph-properties fo:line-height="100%" fo:text-align="left" fo:margin-right="0cm" fo:margin-top="0cm" fo:margin-bottom="0cm"/>
    </style:style>
    <style:style style:name="T96" style:family="text">
      <style:text-properties fo:color="#000000" style:text-outline="false" style:text-position="0% 100%" fo:font-family="'Microsoft JhengHei'" style:font-family-asian="'Microsoft JhengHei'" style:font-family-complex="'Microsoft JhengHei'" fo:font-size="14pt" fo:letter-spacing="normal" style:font-relief="none"/>
    </style:style>
    <text:list-style style:name="L97">
      <text:list-level-style-bullet text:level="1" text:bullet-char="●">
        <style:list-level-properties text:space-before="0.0220485897514764cm" text:min-label-width="0.577914193220965cm"/>
        <style:text-properties fo:color="#000000" fo:font-family="'Noto Sans Symbols'" fo:font-size="-5.5%"/>
      </text:list-level-style-bullet>
    </text:list-style>
    <style:style style:name="P97" style:family="paragraph">
      <style:paragraph-properties fo:line-height="100%" fo:text-align="left" fo:margin-right="0cm" fo:margin-top="0cm" fo:margin-bottom="0cm"/>
    </style:style>
    <style:style style:name="T98" style:family="text">
      <style:text-properties fo:color="#000000" style:text-outline="false" style:text-position="0% 100%" fo:font-family="'Microsoft JhengHei'" style:font-family-asian="'Microsoft JhengHei'" style:font-family-complex="'Microsoft JhengHei'" fo:font-size="14pt" fo:letter-spacing="normal" style:font-relief="none"/>
    </style:style>
    <text:list-style style:name="L99">
      <text:list-level-style-bullet text:level="1" text:bullet-char="●">
        <style:list-level-properties text:space-before="0.0220485897514764cm" text:min-label-width="0.577914193220965cm"/>
        <style:text-properties fo:color="#000000" fo:font-family="'Noto Sans Symbols'" fo:font-size="-5.5%"/>
      </text:list-level-style-bullet>
    </text:list-style>
    <style:style style:name="P99" style:family="paragraph">
      <style:paragraph-properties fo:line-height="100%" fo:text-align="left" fo:margin-right="0cm" fo:margin-top="0cm" fo:margin-bottom="0cm"/>
    </style:style>
    <style:style style:name="T100" style:family="text">
      <style:text-properties fo:color="#000000" style:text-outline="false" style:text-position="0% 100%" fo:font-family="'Microsoft JhengHei'" style:font-family-asian="'Microsoft JhengHei'" style:font-family-complex="'Microsoft JhengHei'" fo:font-size="14pt" fo:letter-spacing="normal" style:font-relief="none"/>
    </style:style>
    <style:style style:name="ce101" style:family="table-cell">
      <style:graphic-properties fo:padding-top="0.127006014012028cm" fo:padding-bottom="0.127006014012028cm" fo:padding-left="0.254012028024056cm" fo:padding-right="0.254012028024056cm" draw:fill="none"/>
      <style:paragraph-properties fo:border-top="0.006cm solid #9e9e9e" fo:border-bottom="0.006cm solid #9e9e9e" fo:border-left="0.006cm solid #9e9e9e" fo:border-right="0.006cm solid #9e9e9e" style:border-line-width-top="0.006cm 0cm 0.006cm" style:border-line-width-bottom="0.006cm 0cm 0.006cm" style:border-line-width-left="0.006cm 0cm 0.006cm" style:border-line-width-right="0.006cm 0cm 0.006cm"/>
    </style:style>
    <style:style style:name="gp102" style:family="drawing-page">
      <style:drawing-page-properties presentation:background-objects-visible="true" presentation:display-header="false" presentation:display-footer="false" presentation:display-page-number="false" presentation:display-date-time="false"/>
      <style:graphic-properties draw:fill="bitmap" draw:fill-image-name="Img4" style:repeat="stretch"/>
    </style:style>
    <style:style style:name="gr103" style:family="graphic">
      <style:graphic-properties draw:stroke="none" draw:auto-grow-height="false" fo:wrap-option="wrap" draw:fill="solid" draw:fill-color="#000000" draw:opacity="10%"/>
    </style:style>
    <style:style style:name="gr104" style:family="graphic">
      <style:graphic-properties draw:stroke="solid" svg:stroke-width="0.317966395932792cm" svg:stroke-color="#ffffff" draw:image-opacity="100%" draw:fill="none"/>
    </style:style>
    <style:style style:name="gr105" style:family="graphic">
      <style:graphic-properties draw:stroke="none" draw:auto-grow-width="false" draw:auto-grow-height="false" draw:fill="none"/>
    </style:style>
    <style:style style:name="pr106" style:family="presentation">
      <style:graphic-properties draw:stroke="none" draw:textarea-vertical-align="bottom" fo:wrap-option="wrap" fo:padding-top="0.253942587885176cm" fo:padding-bottom="0.253942587885176cm" fo:padding-left="0.253942587885176cm" fo:padding-right="0.253942587885176cm" draw:fill="none"/>
    </style:style>
    <style:style style:name="P107" style:family="paragraph">
      <style:paragraph-properties fo:line-height="100%" fo:text-align="left" fo:margin-left="0cm" fo:margin-right="0cm" fo:text-indent="0cm" fo:margin-top="0cm" fo:margin-bottom="0cm"/>
    </style:style>
    <style:style style:name="T108" style:family="text">
      <style:text-properties fo:color="#25212a" style:text-outline="false" style:text-position="0% 100%" fo:font-family="'Microsoft JhengHei'" style:font-family-asian="'Microsoft JhengHei'" style:font-family-complex="'Microsoft JhengHei'" fo:font-size="55pt" fo:letter-spacing="normal" style:font-relief="none" fo:font-weight="bold"/>
    </style:style>
    <style:style style:name="gr109" style:family="graphic">
      <style:graphic-properties draw:stroke="none" draw:auto-grow-width="false" draw:auto-grow-height="false" draw:fill="none"/>
    </style:style>
    <style:style style:name="pr110" style:family="presentation">
      <style:graphic-properties draw:stroke="none" draw:textarea-vertical-align="top" fo:wrap-option="wrap" fo:padding-top="0.253942587885176cm" fo:padding-bottom="0.253942587885176cm" fo:padding-left="0.253942587885176cm" fo:padding-right="0.253942587885176cm" draw:fill="none"/>
    </style:style>
    <text:list-style style:name="L111">
      <text:list-level-style-number text:level="1" style:num-format="1" style:num-suffix=".">
        <style:list-level-properties text:space-before="0.158740157480315cm" text:min-label-width="1.1111811023622cm"/>
        <style:text-properties fo:color="#25212a" fo:font-family="'Tinos'" fo:font-size="-27%"/>
      </text:list-level-style-number>
    </text:list-style>
    <style:style style:name="P111" style:family="paragraph">
      <style:paragraph-properties fo:line-height="100%" fo:text-align="left" fo:margin-right="0cm" fo:margin-top="0cm" fo:margin-bottom="0cm"/>
    </style:style>
    <style:style style:name="T112" style:family="text">
      <style:text-properties fo:color="#25212a" style:text-outline="false" style:text-position="0% 100%" fo:font-family="'Tinos'" style:font-family-asian="'Tinos'" style:font-family-complex="'Tinos'" fo:font-size="27pt" fo:letter-spacing="normal" style:font-relief="none" fo:font-weight="bold"/>
    </style:style>
    <text:list-style style:name="L113">
      <text:list-level-style-number text:level="1" style:num-format="1" style:num-suffix=".">
        <style:list-level-properties text:space-before="0.158740157480315cm" text:min-label-width="1.1111811023622cm"/>
        <style:text-properties fo:color="#25212a" fo:font-family="'Tinos'" fo:font-size="-27%"/>
      </text:list-level-style-number>
    </text:list-style>
    <style:style style:name="P113" style:family="paragraph">
      <style:paragraph-properties fo:line-height="100%" fo:text-align="left" fo:margin-right="0cm" fo:margin-top="0cm" fo:margin-bottom="0cm"/>
    </style:style>
    <style:style style:name="T114" style:family="text">
      <style:text-properties fo:color="#25212a" style:text-outline="false" style:text-position="0% 100%" fo:font-family="'Tinos'" style:font-family-asian="'Tinos'" style:font-family-complex="'Tinos'" fo:font-size="27pt" fo:letter-spacing="normal" style:font-relief="none" fo:font-weight="bold"/>
    </style:style>
    <text:list-style style:name="L115">
      <text:list-level-style-number text:level="1" style:num-format="1" style:num-suffix=".">
        <style:list-level-properties text:space-before="0.158740157480315cm" text:min-label-width="1.1111811023622cm"/>
        <style:text-properties fo:color="#25212a" fo:font-family="'Tinos'" fo:font-size="-27%"/>
      </text:list-level-style-number>
    </text:list-style>
    <style:style style:name="P115" style:family="paragraph">
      <style:paragraph-properties fo:line-height="100%" fo:text-align="left" fo:margin-right="0cm" fo:margin-top="0cm" fo:margin-bottom="0cm"/>
    </style:style>
    <style:style style:name="T116" style:family="text">
      <style:text-properties fo:color="#25212a" style:text-outline="false" style:text-position="0% 100%" fo:font-family="'Tinos'" style:font-family-asian="'Tinos'" style:font-family-complex="'Tinos'" fo:font-size="27pt" fo:letter-spacing="normal" style:font-relief="none" fo:font-weight="bold"/>
    </style:style>
    <style:style style:name="gr117" style:family="graphic">
      <style:graphic-properties draw:stroke="none" draw:auto-grow-width="false" draw:auto-grow-height="false" draw:fill="none"/>
    </style:style>
    <style:style style:name="pr118" style:family="presentation">
      <style:graphic-properties draw:stroke="none" draw:textarea-vertical-align="middle" fo:wrap-option="wrap" fo:padding-top="0.253942587885176cm" fo:padding-bottom="0.253942587885176cm" fo:padding-left="0.253942587885176cm" fo:padding-right="0.253942587885176cm" draw:fill="none"/>
    </style:style>
    <style:style style:name="P119" style:family="paragraph">
      <style:paragraph-properties fo:line-height="100%" fo:text-align="left" fo:margin-left="0cm" fo:margin-right="0cm" fo:text-indent="0cm" fo:margin-top="0cm" fo:margin-bottom="0cm"/>
    </style:style>
    <style:style style:name="T120" style:family="text">
      <style:text-properties fo:color="#000000" style:text-outline="false" style:text-position="0% 100%" fo:font-family="'Arial'" style:font-family-asian="'Arial'" style:font-family-complex="'Arial'" fo:font-size="14pt" fo:letter-spacing="normal" style:font-relief="none" fo:font-weight="bold"/>
    </style:style>
    <style:style style:name="gp121" style:family="drawing-page">
      <style:drawing-page-properties presentation:background-objects-visible="true" presentation:display-header="false" presentation:display-footer="false" presentation:display-page-number="false" presentation:display-date-time="false"/>
      <style:graphic-properties draw:fill="bitmap" draw:fill-image-name="Img5" style:repeat="stretch"/>
    </style:style>
    <style:style style:name="gr122" style:family="graphic">
      <style:graphic-properties draw:stroke="none" draw:auto-grow-width="false" draw:auto-grow-height="false" draw:fill="none"/>
    </style:style>
    <style:style style:name="pr123" style:family="presentation">
      <style:graphic-properties draw:stroke="none" draw:textarea-vertical-align="middle" fo:wrap-option="wrap" fo:padding-top="0.253942587885176cm" fo:padding-bottom="0.253942587885176cm" fo:padding-left="0.253942587885176cm" fo:padding-right="0.253942587885176cm" draw:fill="none"/>
    </style:style>
    <style:style style:name="P124" style:family="paragraph">
      <style:paragraph-properties fo:line-height="100%" fo:text-align="left" fo:margin-left="0cm" fo:margin-right="0cm" fo:text-indent="0cm" fo:margin-top="0cm" fo:margin-bottom="0cm"/>
    </style:style>
    <style:style style:name="T125" style:family="text">
      <style:text-properties fo:color="#000000" style:text-outline="false" style:text-position="0% 100%" fo:font-family="'Arial'" style:font-family-asian="'Arial'" style:font-family-complex="'Arial'" fo:font-size="14pt" fo:letter-spacing="normal" style:font-relief="none" fo:font-weight="bold"/>
    </style:style>
    <style:style style:name="gr126" style:family="graphic">
      <style:graphic-properties draw:stroke="none" draw:auto-grow-width="false" draw:auto-grow-height="false" draw:fill="none"/>
    </style:style>
    <style:style style:name="pr127" style:family="presentation">
      <style:graphic-properties draw:stroke="none" draw:textarea-vertical-align="top" fo:wrap-option="wrap" fo:padding-top="0.253942587885176cm" fo:padding-bottom="0.253942587885176cm" fo:padding-left="0.253942587885176cm" fo:padding-right="0.253942587885176cm" draw:fill="none"/>
    </style:style>
    <text:list-style style:name="L128">
      <text:list-level-style-bullet text:level="1" text:bullet-char="◈">
        <style:list-level-properties text:space-before="-0.19048819234052cm" text:min-label-width="0.19048819234052cm"/>
        <style:text-properties fo:color="#25212a" fo:font-family="'Microsoft JhengHei'" fo:font-size="-10.8000001907349%"/>
      </text:list-level-style-bullet>
    </text:list-style>
    <style:style style:name="P128" style:family="paragraph">
      <style:paragraph-properties fo:line-height="100%" fo:text-align="left" fo:margin-right="0cm" fo:margin-top="0cm" fo:margin-bottom="0cm"/>
    </style:style>
    <style:style style:name="T129" style:family="text">
      <style:text-properties fo:color="#25212a" style:text-outline="false" style:text-position="0% 100%" fo:font-family="'Microsoft JhengHei'" style:font-family-asian="'Microsoft JhengHei'" style:font-family-complex="'Microsoft JhengHei'" fo:font-size="24pt" fo:letter-spacing="normal" style:font-relief="none" fo:font-weight="bold"/>
    </style:style>
    <style:style style:name="T130" style:family="text">
      <style:text-properties fo:color="#25212a" style:text-outline="false" style:text-position="0% 100%" fo:font-family="'Microsoft JhengHei'" style:font-family-asian="'Microsoft JhengHei'" style:font-family-complex="'Microsoft JhengHei'" fo:font-size="24pt" fo:letter-spacing="normal" style:font-relief="none" fo:font-weight="bold"/>
    </style:style>
    <style:style style:name="T131" style:family="text">
      <style:text-properties fo:color="#25212a" style:text-outline="false" style:text-position="0% 100%" fo:font-family="'Microsoft JhengHei'" style:font-family-asian="'Microsoft JhengHei'" style:font-family-complex="'Microsoft JhengHei'" fo:font-size="24pt" fo:letter-spacing="normal" style:font-relief="none" fo:font-weight="bold"/>
    </style:style>
    <style:style style:name="gr132" style:family="graphic">
      <style:graphic-properties draw:stroke="none" draw:auto-grow-height="false" draw:textarea-vertical-align="top" fo:wrap-option="wrap" fo:padding-top="0.126936573873148cm" fo:padding-bottom="0.126936573873148cm" fo:padding-left="0.253942587885176cm" fo:padding-right="0.253942587885176cm" draw:fill="none"/>
    </style:style>
    <style:style style:name="P133" style:family="paragraph">
      <style:paragraph-properties fo:line-height="100%" fo:text-align="left" fo:margin-left="0cm" fo:margin-right="0cm" fo:text-indent="0cm" fo:margin-top="0cm" fo:margin-bottom="0cm"/>
    </style:style>
    <style:style style:name="T134" style:family="text">
      <style:text-properties fo:color="#242729" style:text-outline="false" style:text-position="0% 100%" fo:font-family="'Microsoft JhengHei'" style:font-family-asian="'Microsoft JhengHei'" style:font-family-complex="'Microsoft JhengHei'" fo:font-size="18pt" fo:letter-spacing="normal" style:font-relief="none"/>
    </style:style>
    <style:style style:name="T135" style:family="text">
      <style:text-properties fo:color="#242729" style:text-outline="false" style:text-position="0% 100%" fo:font-family="'Microsoft JhengHei'" style:font-family-asian="'Microsoft JhengHei'" style:font-family-complex="'Microsoft JhengHei'" fo:font-size="18pt" fo:letter-spacing="normal" style:font-relief="none"/>
    </style:style>
    <style:style style:name="T136" style:family="text">
      <style:text-properties fo:color="#242729" style:text-outline="false" style:text-position="0% 100%" fo:font-family="'Microsoft JhengHei'" style:font-family-asian="'Microsoft JhengHei'" style:font-family-complex="'Microsoft JhengHei'" fo:font-size="18pt" fo:letter-spacing="normal" style:font-relief="none"/>
    </style:style>
    <style:style style:name="gr137" style:family="graphic">
      <style:graphic-properties draw:stroke="solid" svg:stroke-width="0.0709678219356439cm" svg:stroke-color="#ff0000" draw:auto-grow-height="false" fo:wrap-option="wrap" draw:fill="none"/>
    </style:style>
    <style:style style:name="gr138" style:family="graphic">
      <style:graphic-properties draw:stroke="none" draw:image-opacity="100%" draw:fill="none"/>
    </style:style>
    <style:style style:name="gr139" style:family="graphic">
      <style:graphic-properties draw:stroke="none" draw:image-opacity="100%" draw:fill="none"/>
    </style:style>
    <style:style style:name="gr140" style:family="graphic">
      <style:graphic-properties draw:stroke="none" draw:image-opacity="100%" draw:fill="none"/>
    </style:style>
    <style:style style:name="gr141" style:family="graphic">
      <style:graphic-properties draw:stroke="none" draw:image-opacity="100%" draw:fill="none"/>
    </style:style>
    <style:style style:name="gp142" style:family="drawing-page">
      <style:drawing-page-properties presentation:background-objects-visible="true" presentation:display-header="false" presentation:display-footer="false" presentation:display-page-number="false" presentation:display-date-time="false"/>
      <style:graphic-properties draw:fill="bitmap" draw:fill-image-name="Img6" style:repeat="stretch"/>
    </style:style>
    <style:style style:name="gr143" style:family="graphic">
      <style:graphic-properties draw:stroke="none" draw:auto-grow-width="false" draw:auto-grow-height="false" draw:fill="none"/>
    </style:style>
    <style:style style:name="pr144" style:family="presentation">
      <style:graphic-properties draw:stroke="none" draw:textarea-vertical-align="middle" fo:wrap-option="wrap" fo:padding-top="0.253942587885176cm" fo:padding-bottom="0.253942587885176cm" fo:padding-left="0.253942587885176cm" fo:padding-right="0.253942587885176cm" draw:fill="none"/>
    </style:style>
    <style:style style:name="P145" style:family="paragraph">
      <style:paragraph-properties fo:line-height="100%" fo:text-align="left" fo:margin-left="0cm" fo:margin-right="0cm" fo:text-indent="0cm" fo:margin-top="0cm" fo:margin-bottom="0cm"/>
    </style:style>
    <style:style style:name="T146" style:family="text">
      <style:text-properties fo:color="#000000" style:text-outline="false" style:text-position="0% 100%" fo:font-family="'Arial'" style:font-family-asian="'Arial'" style:font-family-complex="'Arial'" fo:font-size="14pt" fo:letter-spacing="normal" style:font-relief="none" fo:font-weight="bold"/>
    </style:style>
    <style:style style:name="gr147" style:family="graphic">
      <style:graphic-properties draw:stroke="none" draw:auto-grow-width="false" draw:auto-grow-height="false" draw:fill="none"/>
    </style:style>
    <style:style style:name="pr148" style:family="presentation">
      <style:graphic-properties draw:stroke="none" draw:textarea-vertical-align="top" fo:wrap-option="wrap" fo:padding-top="0.253942587885176cm" fo:padding-bottom="0.253942587885176cm" fo:padding-left="0.253942587885176cm" fo:padding-right="0.253942587885176cm" draw:fill="none"/>
    </style:style>
    <text:list-style style:name="L149">
      <text:list-level-style-bullet text:level="1" text:bullet-char="◈">
        <style:list-level-properties text:space-before="-0.19048819234052cm" text:min-label-width="0.19048819234052cm"/>
        <style:text-properties fo:color="#25212a" fo:font-family="'Microsoft JhengHei'" fo:font-size="-10.8000001907349%"/>
      </text:list-level-style-bullet>
    </text:list-style>
    <style:style style:name="P149" style:family="paragraph">
      <style:paragraph-properties fo:line-height="100%" fo:text-align="left" fo:margin-right="0cm" fo:margin-top="0cm" fo:margin-bottom="0cm"/>
    </style:style>
    <style:style style:name="T150" style:family="text">
      <style:text-properties fo:color="#25212a" style:text-outline="false" style:text-position="0% 100%" fo:font-family="'Microsoft JhengHei'" style:font-family-asian="'Microsoft JhengHei'" style:font-family-complex="'Microsoft JhengHei'" fo:font-size="24pt" fo:letter-spacing="normal" style:font-relief="none" fo:font-weight="bold"/>
    </style:style>
    <style:style style:name="T151" style:family="text">
      <style:text-properties fo:color="#25212a" style:text-outline="false" style:text-position="0% 100%" fo:font-family="'Microsoft JhengHei'" style:font-family-asian="'Microsoft JhengHei'" style:font-family-complex="'Microsoft JhengHei'" fo:font-size="24pt" fo:letter-spacing="normal" style:font-relief="none" fo:font-weight="bold"/>
    </style:style>
    <style:style style:name="gr152" style:family="graphic">
      <style:graphic-properties draw:stroke="solid" svg:stroke-width="0.0709678219356439cm" svg:stroke-color="#ff0000" draw:auto-grow-height="false" fo:wrap-option="wrap" draw:fill="none"/>
    </style:style>
    <style:style style:name="gr153" style:family="graphic">
      <style:graphic-properties draw:stroke="none" draw:image-opacity="100%" draw:fill="none"/>
    </style:style>
    <style:style style:name="gr154" style:family="graphic">
      <style:graphic-properties draw:stroke="none" draw:auto-grow-height="false" draw:textarea-vertical-align="top" fo:wrap-option="wrap" fo:padding-top="0.126936573873148cm" fo:padding-bottom="0.126936573873148cm" fo:padding-left="0.253942587885176cm" fo:padding-right="0.253942587885176cm" draw:fill="none"/>
    </style:style>
    <style:style style:name="P155" style:family="paragraph">
      <style:paragraph-properties fo:line-height="100%" fo:text-align="left" fo:margin-left="0cm" fo:margin-right="0cm" fo:text-indent="0cm" fo:margin-top="0cm" fo:margin-bottom="0cm"/>
    </style:style>
    <style:style style:name="T156" style:family="text">
      <style:text-properties fo:color="#ff0000" style:text-outline="false" style:text-position="0% 100%" fo:font-family="'Microsoft JhengHei'" style:font-family-asian="'Microsoft JhengHei'" style:font-family-complex="'Microsoft JhengHei'" fo:font-size="12pt" fo:letter-spacing="normal" style:font-relief="none" fo:font-weight="bold"/>
    </style:style>
    <style:style style:name="gr157" style:family="graphic">
      <style:graphic-properties draw:stroke="none" draw:auto-grow-height="false" draw:textarea-vertical-align="top" fo:wrap-option="wrap" fo:padding-top="0.126936573873148cm" fo:padding-bottom="0.126936573873148cm" fo:padding-left="0.253942587885176cm" fo:padding-right="0.253942587885176cm" draw:fill="none"/>
    </style:style>
    <style:style style:name="P158" style:family="paragraph">
      <style:paragraph-properties fo:line-height="100%" fo:text-align="left" fo:margin-left="0cm" fo:margin-right="0cm" fo:text-indent="0cm" fo:margin-top="0cm" fo:margin-bottom="0cm"/>
    </style:style>
    <style:style style:name="T159" style:family="text">
      <style:text-properties fo:color="#ff0000" style:text-outline="false" style:text-position="0% 100%" fo:font-family="'Microsoft JhengHei'" style:font-family-asian="'Microsoft JhengHei'" style:font-family-complex="'Microsoft JhengHei'" fo:font-size="12pt" fo:letter-spacing="normal" style:font-relief="none" fo:font-weight="bold"/>
    </style:style>
    <style:style style:name="gr160" style:family="graphic">
      <style:graphic-properties draw:stroke="none" draw:auto-grow-height="false" draw:textarea-vertical-align="top" fo:wrap-option="wrap" fo:padding-top="0.126936573873148cm" fo:padding-bottom="0.126936573873148cm" fo:padding-left="0.253942587885176cm" fo:padding-right="0.253942587885176cm" draw:fill="none"/>
    </style:style>
    <style:style style:name="P161" style:family="paragraph">
      <style:paragraph-properties fo:line-height="100%" fo:text-align="left" fo:margin-left="0cm" fo:margin-right="0cm" fo:text-indent="0cm" fo:margin-top="0cm" fo:margin-bottom="0cm"/>
    </style:style>
    <style:style style:name="T162" style:family="text">
      <style:text-properties fo:color="#ff0000" style:text-outline="false" style:text-position="0% 100%" fo:font-family="'Microsoft JhengHei'" style:font-family-asian="'Microsoft JhengHei'" style:font-family-complex="'Microsoft JhengHei'" fo:font-size="12pt" fo:letter-spacing="normal" style:font-relief="none" fo:font-weight="bold"/>
    </style:style>
    <style:style style:name="gr163" style:family="graphic">
      <style:graphic-properties draw:stroke="none" draw:auto-grow-height="false" draw:textarea-vertical-align="top" fo:wrap-option="wrap" fo:padding-top="0.126936573873148cm" fo:padding-bottom="0.126936573873148cm" fo:padding-left="0.253942587885176cm" fo:padding-right="0.253942587885176cm" draw:fill="none"/>
    </style:style>
    <style:style style:name="P164" style:family="paragraph">
      <style:paragraph-properties fo:line-height="100%" fo:text-align="left" fo:margin-left="0cm" fo:margin-right="0cm" fo:text-indent="0cm" fo:margin-top="0cm" fo:margin-bottom="0cm"/>
    </style:style>
    <style:style style:name="T165" style:family="text">
      <style:text-properties fo:color="#ff0000" style:text-outline="false" style:text-position="0% 100%" fo:font-family="'Microsoft JhengHei'" style:font-family-asian="'Microsoft JhengHei'" style:font-family-complex="'Microsoft JhengHei'" fo:font-size="12pt" fo:letter-spacing="normal" style:font-relief="none" fo:font-weight="bold"/>
    </style:style>
    <style:style style:name="gr166" style:family="graphic">
      <style:graphic-properties draw:stroke="none" draw:auto-grow-width="false" draw:auto-grow-height="false" draw:fill="none"/>
    </style:style>
    <style:style style:name="pr167" style:family="presentation">
      <style:graphic-properties draw:stroke="solid" svg:stroke-width="0.0264566929133858cm" svg:stroke-color="#ff0000" draw:fill="none"/>
    </style:style>
    <style:style style:name="gr168" style:family="graphic">
      <style:graphic-properties draw:stroke="none" draw:auto-grow-width="false" draw:auto-grow-height="false" draw:fill="none"/>
    </style:style>
    <style:style style:name="pr169" style:family="presentation">
      <style:graphic-properties draw:stroke="solid" svg:stroke-width="0.0264566929133858cm" svg:stroke-color="#ff0000" draw:fill="none"/>
    </style:style>
    <style:style style:name="gr170" style:family="graphic">
      <style:graphic-properties draw:stroke="none" draw:auto-grow-width="false" draw:auto-grow-height="false" draw:fill="none"/>
    </style:style>
    <style:style style:name="pr171" style:family="presentation">
      <style:graphic-properties draw:stroke="solid" svg:stroke-width="0.0264566929133858cm" svg:stroke-color="#ff0000" draw:fill="none"/>
    </style:style>
    <style:style style:name="gr172" style:family="graphic">
      <style:graphic-properties draw:stroke="none" draw:auto-grow-width="false" draw:auto-grow-height="false" draw:fill="none"/>
    </style:style>
    <style:style style:name="pr173" style:family="presentation">
      <style:graphic-properties draw:stroke="solid" svg:stroke-width="0.0264566929133858cm" svg:stroke-color="#ff0000" draw:fill="none"/>
    </style:style>
    <style:style style:name="gr174" style:family="graphic">
      <style:graphic-properties draw:stroke="none" draw:auto-grow-width="false" draw:auto-grow-height="false" draw:fill="none"/>
    </style:style>
    <style:style style:name="pr175" style:family="presentation">
      <style:graphic-properties draw:stroke="solid" svg:stroke-width="0.0264566929133858cm" svg:stroke-color="#ff0000" draw:fill="none"/>
    </style:style>
    <style:style style:name="gr176" style:family="graphic">
      <style:graphic-properties draw:stroke="none" draw:auto-grow-width="false" draw:auto-grow-height="false" draw:fill="none"/>
    </style:style>
    <style:style style:name="pr177" style:family="presentation">
      <style:graphic-properties draw:stroke="solid" svg:stroke-width="0.0264566929133858cm" svg:stroke-color="#ff0000" draw:fill="none"/>
    </style:style>
    <style:style style:name="gp178" style:family="drawing-page">
      <style:drawing-page-properties presentation:background-objects-visible="true" presentation:display-header="false" presentation:display-footer="false" presentation:display-page-number="false" presentation:display-date-time="false"/>
      <style:graphic-properties draw:fill="bitmap" draw:fill-image-name="Img7" style:repeat="stretch"/>
    </style:style>
    <style:style style:name="gr179" style:family="graphic">
      <style:graphic-properties draw:stroke="none" draw:auto-grow-width="false" draw:auto-grow-height="false" draw:fill="none"/>
    </style:style>
    <style:style style:name="pr180" style:family="presentation">
      <style:graphic-properties draw:stroke="none" draw:textarea-vertical-align="middle" fo:wrap-option="wrap" fo:padding-top="0.253942587885176cm" fo:padding-bottom="0.253942587885176cm" fo:padding-left="0.253942587885176cm" fo:padding-right="0.253942587885176cm" draw:fill="none"/>
    </style:style>
    <style:style style:name="P181" style:family="paragraph">
      <style:paragraph-properties fo:line-height="100%" fo:text-align="left" fo:margin-left="0cm" fo:margin-right="0cm" fo:text-indent="0cm" fo:margin-top="0cm" fo:margin-bottom="0cm"/>
    </style:style>
    <style:style style:name="T182" style:family="text">
      <style:text-properties fo:color="#000000" style:text-outline="false" style:text-position="0% 100%" fo:font-family="'Arial'" style:font-family-asian="'Arial'" style:font-family-complex="'Arial'" fo:font-size="14pt" fo:letter-spacing="normal" style:font-relief="none" fo:font-weight="bold"/>
    </style:style>
    <style:style style:name="gr183" style:family="graphic">
      <style:graphic-properties draw:stroke="none" draw:auto-grow-width="false" draw:auto-grow-height="false" draw:fill="none"/>
    </style:style>
    <style:style style:name="pr184" style:family="presentation">
      <style:graphic-properties draw:stroke="none" draw:textarea-vertical-align="top" fo:wrap-option="wrap" fo:padding-top="0.253942587885176cm" fo:padding-bottom="0.253942587885176cm" fo:padding-left="0.253942587885176cm" fo:padding-right="0.253942587885176cm" draw:fill="none"/>
    </style:style>
    <text:list-style style:name="L185">
      <text:list-level-style-bullet text:level="1" text:bullet-char="◈">
        <style:list-level-properties text:min-label-width="1.26992125984252cm"/>
        <style:text-properties fo:color="#25212a" fo:font-family="'Tinos'" fo:font-size="-10.8000001907349%"/>
      </text:list-level-style-bullet>
    </text:list-style>
    <style:style style:name="P185" style:family="paragraph">
      <style:paragraph-properties fo:line-height="100%" fo:text-align="left" fo:margin-right="0cm" fo:margin-top="0cm" fo:margin-bottom="0cm"/>
    </style:style>
    <style:style style:name="T186" style:family="text">
      <style:text-properties fo:color="#25212a" style:text-outline="false" style:text-position="0% 100%" fo:font-family="'Microsoft JhengHei'" style:font-family-asian="'Microsoft JhengHei'" style:font-family-complex="'Microsoft JhengHei'" fo:font-size="24pt" fo:letter-spacing="normal" style:font-relief="none" fo:font-weight="bold"/>
    </style:style>
    <style:style style:name="gr187" style:family="graphic">
      <style:graphic-properties draw:stroke="none" draw:image-opacity="100%" draw:fill="none"/>
    </style:style>
    <style:style style:name="gr188" style:family="graphic">
      <style:graphic-properties draw:stroke="none" draw:auto-grow-height="false" draw:textarea-vertical-align="top" fo:wrap-option="wrap" fo:padding-top="0.126936573873148cm" fo:padding-bottom="0.126936573873148cm" fo:padding-left="0.253942587885176cm" fo:padding-right="0.253942587885176cm" draw:fill="none"/>
    </style:style>
    <style:style style:name="P189" style:family="paragraph">
      <style:paragraph-properties fo:line-height="100%" fo:text-align="left" fo:margin-left="0cm" fo:margin-right="0cm" fo:text-indent="0cm" fo:margin-top="0cm" fo:margin-bottom="0cm"/>
    </style:style>
    <style:style style:name="T190" style:family="text">
      <style:text-properties fo:color="#ff0000" style:text-outline="false" style:text-position="0% 100%" fo:font-family="'Microsoft JhengHei'" style:font-family-asian="'Microsoft JhengHei'" style:font-family-complex="'Microsoft JhengHei'" fo:font-size="12pt" fo:letter-spacing="normal" style:font-relief="none" fo:font-weight="bold"/>
    </style:style>
    <style:style style:name="gr191" style:family="graphic">
      <style:graphic-properties draw:stroke="none" draw:auto-grow-height="false" draw:textarea-vertical-align="top" fo:wrap-option="wrap" fo:padding-top="0.126936573873148cm" fo:padding-bottom="0.126936573873148cm" fo:padding-left="0.253942587885176cm" fo:padding-right="0.253942587885176cm" draw:fill="none"/>
    </style:style>
    <style:style style:name="P192" style:family="paragraph">
      <style:paragraph-properties fo:line-height="100%" fo:text-align="left" fo:margin-left="0cm" fo:margin-right="0cm" fo:text-indent="0cm" fo:margin-top="0cm" fo:margin-bottom="0cm"/>
    </style:style>
    <style:style style:name="T193" style:family="text">
      <style:text-properties fo:color="#ff0000" style:text-outline="false" style:text-position="0% 100%" fo:font-family="'Microsoft JhengHei'" style:font-family-asian="'Microsoft JhengHei'" style:font-family-complex="'Microsoft JhengHei'" fo:font-size="12pt" fo:letter-spacing="normal" style:font-relief="none" fo:font-weight="bold"/>
    </style:style>
  </office:automatic-styles>
  <office:body>
    <office:presentation>
      <draw:page draw:name="Slide_256" draw:style-name="gp0" draw:master-page-name="Master1-Layout1-titleOnly-TITLE_ONLY" draw:id="Slide-256">
        <draw:frame draw:style-name="gr1" presentation:style-name="pr2" svg:x="4.07774706262303cm" svg:y="4.45172397883858cm" svg:width="11.0473152989665cm" svg:height="5.10868340920276cm">
          <draw:text-box>
            <text:p text:style-name="P3"><text:span text:style-name="T4">TOI推廣計畫</text:span><text:line-break/><text:span text:style-name="T6">解題-</text:span><text:span text:style-name="T7">點餐系統</text:span></text:p>
          </draw:text-box>
        </draw:frame>
        <draw:g>
          <draw:custom-shape svg:x="13.7661463459646cm" svg:y="4.06474801611713cm" svg:width="9.40441667691929cm" svg:height="5.88163524237205cm" draw:style-name="gr8">
            <draw:enhanced-geometry draw:type="non-primitive" svg:viewBox="0 0 21600 21600" draw:enhanced-path="M 0 0 L 21600 0 L 21600 21600 L 0 21600 Z N "/>
          </draw:custom-shape>
          <draw:frame draw:style-name="gr9" svg:x="13.7661463459646cm" svg:y="4.06474801611713cm" svg:width="9.40441667691929cm" svg:height="5.88163524237205cm">
            <draw:image xlink:href="Pictures/image3.jpeg" xlink:show="embed" xlink:actuate="onLoad"/>
          </draw:frame>
        </draw:g>
      </draw:page>
      <draw:page draw:name="Slide_257" draw:style-name="gp10" draw:master-page-name="Master2-Layout1-objAndTwoObj-OBJECT_AND_TWO_OBJECTS" draw:id="Slide-257">
        <draw:frame draw:style-name="gr11" presentation:style-name="pr12" svg:x="0.48496993417815cm" svg:y="5.19467788816437cm" svg:width="3.06880978561762cm" svg:height="4.13774344857283cm">
          <draw:text-box>
            <text:p text:style-name="P13"><text:span text:style-name="T14">題</text:span><text:line-break/><text:span text:style-name="T16">目</text:span></text:p>
          </draw:text-box>
        </draw:frame>
        <draw:frame draw:style-name="gr17" presentation:style-name="pr18" svg:x="21.9416390871063cm" svg:y="11.3842936454232cm" svg:width="1.52390553872416cm" svg:height="1.09293224424828cm">
          <draw:text-box>
            <text:p text:style-name="P19"><text:span text:style-name="T20">2</text:span></text:p>
          </draw:text-box>
        </draw:frame>
        <draw:custom-shape svg:x="4.43772484005906cm" svg:y="2.36485328494095cm" svg:width="17.5039142470472cm" svg:height="6.46659879429134cm" draw:style-name="gr21">
          <text:p text:style-name="P22"><text:span text:style-name="T23">　　</text:span><text:span text:style-name="T24">阿明是個速食愛好者,每個禮拜都會去鎮上有名的美式餐廳大快朵頤一番,然而她的點餐速度實在太慢,每到顛峰用餐時段便會阻礙點餐速度,因此,餐廳委託你撰寫程式來處理點餐流程。</text:span></text:p>
          <text:p text:style-name="P25"><text:span text:style-name="T26">　　</text:span><text:span text:style-name="T27">這間餐廳的套餐和單點項目如下:</text:span></text:p>
          <draw:enhanced-geometry draw:type="non-primitive" svg:viewBox="0 0 21600 21600" draw:enhanced-path="M 0 0 L 21600 0 L 21600 21600 L 0 21600 Z N "/>
        </draw:custom-shape>
        <draw:frame draw:style-name="gr28" svg:x="5.31154550627461cm" svg:y="6.8246463613435cm" svg:width="15.7562449249508cm" svg:height="4.00850143793061cm">
          <draw:image xlink:href="Pictures/image4.png" xlink:show="embed" xlink:actuate="onLoad"/>
        </draw:frame>
      </draw:page>
      <draw:page draw:name="Slide_258" draw:style-name="gp29" draw:master-page-name="Master3-Layout1-objOnly-OBJECT_ONLY" draw:id="Slide-258">
        <draw:frame draw:style-name="gr30" presentation:style-name="pr31" svg:x="21.9416390871063cm" svg:y="11.3842936454232cm" svg:width="1.52390553872416cm" svg:height="1.09293224424828cm">
          <draw:text-box>
            <text:p text:style-name="P32"><text:span text:style-name="T33">3</text:span></text:p>
          </draw:text-box>
        </draw:frame>
        <draw:custom-shape svg:x="4.50872062623031cm" svg:y="2.23586143193282cm" svg:width="18.4508562992126cm" svg:height="3.92975628229577cm" draw:style-name="gr34">
          <text:p text:style-name="P35"><text:span text:style-name="T36">輸入格式</text:span></text:p>
          <text:p text:style-name="P37"><text:span text:style-name="T38">　　</text:span><text:span text:style-name="T39">若干行,每行一個正整數,代表顧客的點餐要求。以下為指令表的對應以及各指令的解說。輸入保證 0 只會出現一次,且一定在最後一行。</text:span></text:p>
          <draw:enhanced-geometry draw:type="non-primitive" svg:viewBox="0 0 21600 21600" draw:enhanced-path="M 0 0 L 21600 0 L 21600 21600 L 0 21600 Z N "/>
        </draw:custom-shape>
        <draw:frame draw:style-name="gr40" svg:x="5.34338590366634cm" svg:y="5.10218926857776cm" svg:width="16.9795052595965cm" svg:height="4.59047951525591cm">
          <draw:image xlink:href="Pictures/image5.png" xlink:show="embed" xlink:actuate="onLoad"/>
        </draw:frame>
      </draw:page>
      <draw:page draw:name="Slide_259" draw:style-name="gp41" draw:master-page-name="Master3-Layout1-objOnly-OBJECT_ONLY" draw:id="Slide-259">
        <draw:frame draw:style-name="gr42" presentation:style-name="pr43" svg:x="21.9416390871063cm" svg:y="11.3842936454232cm" svg:width="1.5240721310593cm" svg:height="1.09326556348425cm">
          <draw:text-box>
            <text:p text:style-name="P44"><text:span text:style-name="T45">4</text:span></text:p>
          </draw:text-box>
        </draw:frame>
        <draw:custom-shape svg:x="4.41077617495079cm" svg:y="2.11546603946235cm" svg:width="18.6487927534449cm" svg:height="1.77783975916585cm" draw:style-name="gr46">
          <text:p text:style-name="P47"><text:span text:style-name="T48">輸出格式</text:span></text:p>
          <text:p text:style-name="P49"><text:span text:style-name="T50">　</text:span><text:span text:style-name="T51">　</text:span><text:span text:style-name="T52">每組測資輸出一列，包含一個整數</text:span><text:span text:style-name="T53">K</text:span><text:span text:style-name="T54">，表示資工系最少會有</text:span><text:span text:style-name="T55">K</text:span><text:span text:style-name="T56">間教室。</text:span></text:p>
          <draw:enhanced-geometry draw:type="non-primitive" svg:viewBox="0 0 21600 21600" draw:enhanced-path="M 0 0 L 21600 0 L 21600 21600 L 0 21600 Z N "/>
        </draw:custom-shape>
        <draw:frame draw:style-name="gr57" svg:x="7.26084215059055cm" svg:y="4.25416673074557cm" svg:width="12.9486414247047cm" svg:height="7.11192044475886cm">
          <table:table table:name="Google Shape;252;p56">
            <table:table-column table:style-name="co58"/>
            <table:table-column table:style-name="co59"/>
            <table:table-row table:style-name="ro60">
              <table:table-cell table:style-name="ce70">
                <text:list text:style-name="L68">
                  <text:list-item>
                    <text:p text:style-name="P61"><text:span text:style-name="T62">輸入範例</text:span><text:span text:style-name="T63">1</text:span></text:p>
                  </text:list-item>
                  <text:list-item>
                    <text:p text:style-name="P64"><text:span text:style-name="T65">1</text:span></text:p>
                  </text:list-item>
                  <text:list-item>
                    <text:p text:style-name="P66"><text:span text:style-name="T67">1</text:span></text:p>
                  </text:list-item>
                  <text:list-item>
                    <text:p text:style-name="P68"><text:span text:style-name="T69">0</text:span></text:p>
                  </text:list-item>
                </text:list>
              </table:table-cell>
              <table:table-cell table:style-name="ce78">
                <text:list text:style-name="L76">
                  <text:list-item>
                    <text:p text:style-name="P71"><text:span text:style-name="T72">輸出範例</text:span><text:span text:style-name="T73">1</text:span></text:p>
                  </text:list-item>
                  <text:list-item>
                    <text:p text:style-name="P74"><text:span text:style-name="T75">Medium Wac 4</text:span></text:p>
                  </text:list-item>
                  <text:list-item>
                    <text:p text:style-name="P76"><text:span text:style-name="T77">Total: 4</text:span></text:p>
                  </text:list-item>
                </text:list>
              </table:table-cell>
            </table:table-row>
            <table:table-row table:style-name="ro79">
              <table:table-cell table:style-name="ce92">
                <text:list text:style-name="L90">
                  <text:list-item>
                    <text:p text:style-name="P80"><text:span text:style-name="T81">輸入範例2</text:span></text:p>
                  </text:list-item>
                  <text:list-item>
                    <text:p text:style-name="P82"><text:span text:style-name="T83">1</text:span></text:p>
                  </text:list-item>
                  <text:list-item>
                    <text:p text:style-name="P84"><text:span text:style-name="T85">2</text:span></text:p>
                  </text:list-item>
                  <text:list-item>
                    <text:p text:style-name="P86"><text:span text:style-name="T87">2</text:span></text:p>
                  </text:list-item>
                  <text:list-item>
                    <text:p text:style-name="P88"><text:span text:style-name="T89">4</text:span></text:p>
                  </text:list-item>
                  <text:list-item>
                    <text:p text:style-name="P90"><text:span text:style-name="T91">0</text:span></text:p>
                  </text:list-item>
                </text:list>
              </table:table-cell>
              <table:table-cell table:style-name="ce101">
                <text:list text:style-name="L99">
                  <text:list-item>
                    <text:p text:style-name="P93"><text:span text:style-name="T94">輸出範例2</text:span></text:p>
                  </text:list-item>
                  <text:list-item>
                    <text:p text:style-name="P95"><text:span text:style-name="T96">WChicken Nugget 8</text:span></text:p>
                  </text:list-item>
                  <text:list-item>
                    <text:p text:style-name="P97"><text:span text:style-name="T98">Chocolate Sunday 7</text:span></text:p>
                  </text:list-item>
                  <text:list-item>
                    <text:p text:style-name="P99"><text:span text:style-name="T100">Total: 15</text:span></text:p>
                  </text:list-item>
                </text:list>
              </table:table-cell>
            </table:table-row>
          </table:table>
        </draw:frame>
      </draw:page>
      <draw:page draw:name="Slide_260" draw:style-name="gp102" draw:master-page-name="Master3-Layout1-objOnly-OBJECT_ONLY" draw:id="Slide-260">
        <draw:custom-shape svg:x="14.0321299827756cm" svg:y="3.00781357652559cm" svg:width="8.2124907726378cm" svg:height="8.2124907726378cm" draw:style-name="gr103">
          <draw:enhanced-geometry draw:type="non-primitive" svg:viewBox="0 0 21600 21600" draw:enhanced-path="M 0 0 L 21600 0 L 21600 21600 L 0 21600 Z N "/>
        </draw:custom-shape>
        <draw:frame draw:style-name="gr104" svg:x="14.2431171567421cm" svg:y="3.21880048136073cm" svg:width="7.62952686700295cm" svg:height="7.62952686700295cm">
          <draw:image xlink:href="Pictures/image6.jpeg" xlink:show="embed" xlink:actuate="onLoad"/>
        </draw:frame>
        <draw:frame draw:style-name="gr105" presentation:style-name="pr106" svg:x="4.29073415200541cm" svg:y="2.68783303088091cm" svg:width="8.98360982098917cm" svg:height="3.22146703524852cm">
          <draw:text-box>
            <text:p text:style-name="P107"><text:span text:style-name="T108">解題重點:</text:span></text:p>
          </draw:text-box>
        </draw:frame>
        <draw:frame draw:style-name="gr109" presentation:style-name="pr110" svg:x="4.66068297859252cm" svg:y="6.19156050073819cm" svg:width="7.96117318220965cm" svg:height="4.33306475301427cm">
          <draw:text-box>
            <text:list text:style-name="L115">
              <text:list-item>
                <text:p text:style-name="P111"><text:span text:style-name="T112">陣列尋訪</text:span></text:p>
              </text:list-item>
              <text:list-item>
                <text:p text:style-name="P113"><text:span text:style-name="T114">條件判斷</text:span></text:p>
              </text:list-item>
              <text:list-item>
                <text:p text:style-name="P115"><text:span text:style-name="T116">迴圈控制</text:span></text:p>
              </text:list-item>
            </text:list>
          </draw:text-box>
        </draw:frame>
        <draw:frame draw:style-name="gr117" presentation:style-name="pr118" svg:x="21.9416390871063cm" svg:y="11.3842936454232cm" svg:width="1.52390553872416cm" svg:height="1.09293224424828cm">
          <draw:text-box>
            <text:p text:style-name="P119"><text:span text:style-name="T120">5</text:span></text:p>
          </draw:text-box>
        </draw:frame>
      </draw:page>
      <draw:page draw:name="Slide_261" draw:style-name="gp121" draw:master-page-name="Master4-Layout1-blank-BLANK" draw:id="Slide-261">
        <draw:frame draw:style-name="gr122" presentation:style-name="pr123" svg:x="21.9416390871063cm" svg:y="11.3842936454232cm" svg:width="1.52390553872416cm" svg:height="1.09293224424828cm">
          <draw:text-box>
            <text:p text:style-name="P124"><text:span text:style-name="T125">6</text:span></text:p>
          </draw:text-box>
        </draw:frame>
        <draw:frame draw:style-name="gr126" presentation:style-name="pr127" svg:x="4.27273491326279cm" svg:y="2.14286724901575cm" svg:width="15.929012210876cm" svg:height="1.51390609621063cm">
          <draw:text-box>
            <text:list text:style-name="L128">
              <text:list-item>
                <text:p text:style-name="P128"><text:span text:style-name="T129">陣列</text:span><text:span text:style-name="T130">儲</text:span><text:span text:style-name="T131">存</text:span></text:p>
              </text:list-item>
            </text:list>
          </draw:text-box>
        </draw:frame>
        <draw:custom-shape svg:x="5.1746792722687cm" svg:y="4.29073415200541cm" svg:width="16.7669603531004cm" svg:height="1.13292974517101cm" draw:style-name="gr132">
          <text:p text:style-name="P133"><text:span text:style-name="T134">　　</text:span><text:span text:style-name="T135">利用陣列儲存餐點名與價格，並在需要時造訪該陣列取得資料</text:span><text:span text:style-name="T136">。</text:span></text:p>
          <draw:enhanced-geometry draw:type="non-primitive" svg:viewBox="0 0 21600 21600" draw:enhanced-path="M 0 0 L 21600 0 L 21600 21600 L 0 21600 Z N "/>
        </draw:custom-shape>
        <draw:custom-shape svg:x="12.6082181963583cm" svg:y="7.69252299151083cm" svg:width="9.00644131397638cm" svg:height="0.93194221556656cm" draw:style-name="gr137">
          <draw:enhanced-geometry draw:type="non-primitive" svg:viewBox="0 0 208545 21600" draw:enhanced-path="M 0 10800 Z N "/>
        </draw:custom-shape>
        <draw:frame draw:style-name="gr138" svg:x="4.1672440175935cm" svg:y="6.78062669168307cm" svg:width="4.76578201894685cm" svg:height="2.7557262703002cm">
          <draw:image xlink:href="Pictures/image7.png" xlink:show="embed" xlink:actuate="onLoad"/>
        </draw:frame>
        <draw:frame draw:style-name="gr139" svg:x="10.3185935962106cm" svg:y="6.78062669168307cm" svg:width="4.1708108160064cm" svg:height="2.7557262703002cm">
          <draw:image xlink:href="Pictures/image8.png" xlink:show="embed" xlink:actuate="onLoad"/>
        </draw:frame>
        <draw:frame draw:style-name="gr140" svg:x="15.6705814776083cm" svg:y="6.78062669168307cm" svg:width="2.77202540600394cm" svg:height="2.7557262703002cm">
          <draw:image xlink:href="Pictures/image9.png" xlink:show="embed" xlink:actuate="onLoad"/>
        </draw:frame>
        <draw:frame draw:style-name="gr141" svg:x="19.6238105930118cm" svg:y="6.78062130905512cm" svg:width="3.32524652436024cm" svg:height="2.7557262703002cm">
          <draw:image xlink:href="Pictures/image10.png" xlink:show="embed" xlink:actuate="onLoad"/>
        </draw:frame>
      </draw:page>
      <draw:page draw:name="Slide_262" draw:style-name="gp142" draw:master-page-name="Master4-Layout1-blank-BLANK" draw:id="Slide-262">
        <draw:frame draw:style-name="gr143" presentation:style-name="pr144" svg:x="21.9416390871063cm" svg:y="11.3842936454232cm" svg:width="1.5240721310593cm" svg:height="1.09326556348425cm">
          <draw:text-box>
            <text:p text:style-name="P145"><text:span text:style-name="T146">7</text:span></text:p>
          </draw:text-box>
        </draw:frame>
        <draw:frame draw:style-name="gr147" presentation:style-name="pr148" svg:x="4.27273491326279cm" svg:y="2.14286697988435cm" svg:width="15.929012210876cm" svg:height="1.51407282311147cm">
          <draw:text-box>
            <text:list text:style-name="L149">
              <text:list-item>
                <text:p text:style-name="P149"><text:span text:style-name="T150">陣列</text:span><text:span text:style-name="T151">尋訪&amp;條件判斷</text:span></text:p>
              </text:list-item>
            </text:list>
          </draw:text-box>
        </draw:frame>
        <draw:custom-shape svg:x="12.6082181963583cm" svg:y="7.69252299151083cm" svg:width="9.00597786970965cm" svg:height="0.931892224409449cm" draw:style-name="gr152">
          <draw:enhanced-geometry draw:type="non-primitive" svg:viewBox="0 0 208545 21600" draw:enhanced-path="M 0 10800 Z N "/>
        </draw:custom-shape>
        <draw:frame draw:style-name="gr153" svg:x="5.63708092396654cm" svg:y="3.97908699095719cm" svg:width="14.1242655019685cm" svg:height="6.32842727300689cm">
          <draw:image xlink:href="Pictures/image11.png" xlink:show="embed" xlink:actuate="onLoad"/>
        </draw:frame>
        <draw:custom-shape svg:x="8.59245370939961cm" svg:y="4.41403158833661cm" svg:width="2.24071104515256cm" svg:height="0.76615249753937cm" draw:style-name="gr154">
          <text:p text:style-name="P155"><text:span text:style-name="T156">輸入品項</text:span></text:p>
          <draw:enhanced-geometry draw:type="non-primitive" svg:viewBox="0 0 21600 21600" draw:enhanced-path="M 0 0 L 21600 0 L 21600 21600 L 0 21600 Z N "/>
        </draw:custom-shape>
        <draw:custom-shape svg:x="8.27573665108268cm" svg:y="5.26897860789862cm" svg:width="6.05197496309055cm" svg:height="0.76615249753937cm" draw:style-name="gr157">
          <text:p text:style-name="P158"><text:span text:style-name="T159">若為套餐加點則調閱套餐資料</text:span></text:p>
          <draw:enhanced-geometry draw:type="non-primitive" svg:viewBox="0 0 21600 21600" draw:enhanced-path="M 0 0 L 21600 0 L 21600 21600 L 0 21600 Z N "/>
        </draw:custom-shape>
        <draw:custom-shape svg:x="9.52128429502953cm" svg:y="7.64716466227854cm" svg:width="6.05197496309055cm" svg:height="0.76615249753937cm" draw:style-name="gr160">
          <text:p text:style-name="P161"><text:span text:style-name="T162">若為單點則調閱單點資料</text:span></text:p>
          <draw:enhanced-geometry draw:type="non-primitive" svg:viewBox="0 0 21600 21600" draw:enhanced-path="M 0 0 L 21600 0 L 21600 21600 L 0 21600 Z N "/>
        </draw:custom-shape>
        <draw:custom-shape svg:x="7.53571358267717cm" svg:y="4.83733921321358cm" svg:width="8.31323472871555cm" svg:height="0.76615249753937cm" draw:style-name="gr163">
          <text:p text:style-name="P164"><text:span text:style-name="T165">將輸入品項減一對應至陣列索引(從0開始)</text:span></text:p>
          <draw:enhanced-geometry draw:type="non-primitive" svg:viewBox="0 0 21600 21600" draw:enhanced-path="M 0 0 L 21600 0 L 21600 21600 L 0 21600 Z N "/>
        </draw:custom-shape>
        <draw:frame draw:style-name="gr166" presentation:style-name="pr167" svg:x="8.16081323818898cm" svg:y="6.40196419783465cm" svg:width="2.88982072004183cm" svg:height="0.496635871947281cm">
          <draw:text-box/>
        </draw:frame>
        <draw:frame draw:style-name="gr168" presentation:style-name="pr169" svg:x="13.2504281496063cm" svg:y="6.37703509473425cm" svg:width="3.89392520453986cm" svg:height="0.496635871947281cm">
          <draw:text-box/>
        </draw:frame>
        <draw:frame draw:style-name="gr170" presentation:style-name="pr171" svg:x="8.39072949987697cm" svg:y="6.8949892347441cm" svg:width="3.89392520453986cm" svg:height="0.496635871947281cm">
          <draw:text-box/>
        </draw:frame>
        <draw:frame draw:style-name="gr172" presentation:style-name="pr173" svg:x="8.16081323818898cm" svg:y="8.83945174089567cm" svg:width="3.0423113773376cm" svg:height="0.496635871947281cm">
          <draw:text-box/>
        </draw:frame>
        <draw:frame draw:style-name="gr174" presentation:style-name="pr175" svg:x="13.5176336429626cm" svg:y="8.83945174089567cm" svg:width="4.01725089966781cm" svg:height="0.496635871947281cm">
          <draw:text-box/>
        </draw:frame>
        <draw:frame draw:style-name="gr176" presentation:style-name="pr177" svg:x="8.49350055364173cm" svg:y="9.33608744463583cm" svg:width="4.01725089966781cm" svg:height="0.496635871947281cm">
          <draw:text-box/>
        </draw:frame>
      </draw:page>
      <draw:page draw:name="Slide_263" draw:style-name="gp178" draw:master-page-name="Master3-Layout1-objOnly-OBJECT_ONLY" draw:id="Slide-263">
        <draw:frame draw:style-name="gr179" presentation:style-name="pr180" svg:x="21.9416390871063cm" svg:y="11.3842936454232cm" svg:width="1.52390553872416cm" svg:height="1.09293224424828cm">
          <draw:text-box>
            <text:p text:style-name="P181"><text:span text:style-name="T182">8</text:span></text:p>
          </draw:text-box>
        </draw:frame>
        <draw:frame draw:style-name="gr183" presentation:style-name="pr184" svg:x="3.90675765871063cm" svg:y="1.66289669968012cm" svg:width="13.9411355807087cm" svg:height="1.51390609621063cm">
          <draw:text-box>
            <text:list text:style-name="L185">
              <text:list-item>
                <text:p text:style-name="P185"><text:span text:style-name="T186">迴圈控制</text:span></text:p>
              </text:list-item>
            </text:list>
          </draw:text-box>
        </draw:frame>
        <draw:frame draw:style-name="gr187" svg:x="5.33435869832677cm" svg:y="3.927678587906cm" svg:width="14.7297121062992cm" svg:height="6.43126776267224cm">
          <draw:image xlink:href="Pictures/image12.png" xlink:show="embed" xlink:actuate="onLoad"/>
        </draw:frame>
        <draw:custom-shape svg:x="9.29136857160433cm" svg:y="3.92767320527805cm" svg:width="5.87918560839075cm" svg:height="0.76615249753937cm" draw:style-name="gr188">
          <text:p text:style-name="P189"><text:span text:style-name="T190">使用無限迴圈不斷讀入資料</text:span></text:p>
          <draw:enhanced-geometry draw:type="non-primitive" svg:viewBox="0 0 21600 21600" draw:enhanced-path="M 0 0 L 21600 0 L 21600 21600 L 0 21600 Z N "/>
        </draw:custom-shape>
        <draw:custom-shape svg:x="11.1536135888287cm" svg:y="6.53553357221949cm" svg:width="8.45707577202264cm" svg:height="1.21552469088337cm" draw:style-name="gr191">
          <text:p text:style-name="P192"><text:span text:style-name="T193">若是輸入結帳指令則輸出結果並破壞迴圈終止程式</text:span></text:p>
          <draw:enhanced-geometry draw:type="non-primitive" svg:viewBox="0 0 21600 21600" draw:enhanced-path="M 0 0 L 21600 0 L 21600 21600 L 0 21600 Z N "/>
        </draw:custom-shape>
      </draw:page>
    </office:presentation>
  </office:body>
</office:document-content>
</file>

<file path=styles.xml><?xml version="1.0" encoding="utf-8"?>
<office:document-styles xmlns:ooo="http://openoffice.org/2004/office" xmlns:officeooo="http://openoffice.org/2009/office" xmlns:style="urn:oasis:names:tc:opendocument:xmlns:style:1.0" xmlns:svg="urn:oasis:names:tc:opendocument:xmlns:svg-compatible:1.0" xmlns:xlink="http://www.w3.org/1999/xlink" xmlns:chart="urn:oasis:names:tc:opendocument:xmlns:chart:1.0" xmlns:text="urn:oasis:names:tc:opendocument:xmlns:text:1.0" xmlns:draw="urn:oasis:names:tc:opendocument:xmlns:drawing:1.0" xmlns:fo="urn:oasis:names:tc:opendocument:xmlns:xsl-fo-compatible:1.0" xmlns:dr3d="urn:oasis:names:tc:opendocument:xmlns:dr3d:1.0" xmlns:table="urn:oasis:names:tc:opendocument:xmlns:table:1.0" xmlns:presentation="urn:oasis:names:tc:opendocument:xmlns:presentation:1.0" xmlns:smil="urn:oasis:names:tc:opendocument:xmlns:smil-compatible:1.0" xmlns:number="urn:oasis:names:tc:opendocument:xmlns:datastyle:1.0" xmlns:dc="http://purl.org/dc/elements/1.1/" xmlns:script="urn:oasis:names:tc:opendocument:xmlns:script:1.0" xmlns:meta="urn:oasis:names:tc:opendocument:xmlns:meta:1.0" xmlns:form="urn:oasis:names:tc:opendocument:xmlns:form:1.0" xmlns:xforms="http://www.w3.org/2002/xforms" xmlns:config="urn:oasis:names:tc:opendocument:xmlns:config:1.0" xmlns:anim="urn:oasis:names:tc:opendocument:xmlns:animation:1.0" xmlns:office="urn:oasis:names:tc:opendocument:xmlns:office:1.0">
  <office:styles>
    <draw:fill-image draw:name="Img0" xlink:href="Pictures/image2.jpeg"/>
    <draw:fill-image draw:name="Img1" xlink:href="Pictures/image2.jpeg"/>
    <draw:fill-image draw:name="Img2" xlink:href="Pictures/image2.jpeg"/>
    <draw:fill-image draw:name="Img3" xlink:href="Pictures/image2.jpeg"/>
    <draw:fill-image draw:name="Img4" xlink:href="Pictures/image2.jpeg"/>
    <draw:fill-image draw:name="Img5" xlink:href="Pictures/image2.jpeg"/>
    <draw:fill-image draw:name="Img6" xlink:href="Pictures/image2.jpeg"/>
    <draw:fill-image draw:name="Img7" xlink:href="Pictures/image2.jpeg"/>
  </office:styles>
  <office:automatic-styles>
    <style:page-layout style:name="pageLayout1">
      <style:page-layout-properties fo:page-width="25.3984251968504cm" fo:page-height="14.2866141732283cm" style:print-orientation="landscape"/>
    </style:page-layout>
    <style:page-layout style:name="pageLayout3">
      <style:page-layout-properties fo:page-width="14.2866141732283cm" fo:page-height="25.3984251968504cm" style:print-orientation="portrait"/>
    </style:page-layout>
    <style:style style:name="gp3" style:family="drawing-page">
      <style:drawing-page-properties draw:fill="solid" draw:fill-color="#ffffff" presentation:background-objects-visible="false" presentation:display-header="false" presentation:display-footer="false" presentation:display-page-number="false" presentation:display-date-time="false"/>
    </style:style>
    <style:style style:name="gr0" style:family="graphic">
      <style:graphic-properties draw:stroke="none" draw:image-opacity="100%" draw:fill="none"/>
    </style:style>
    <style:style style:name="gr1" style:family="graphic">
      <style:graphic-properties draw:stroke="none" draw:auto-grow-height="false" draw:textarea-vertical-align="top" fo:wrap-option="wrap" fo:padding-top="0.126936573873148cm" fo:padding-bottom="0.126936573873148cm" fo:padding-left="0.253942587885176cm" fo:padding-right="0.253942587885176cm" draw:fill="none"/>
    </style:style>
    <style:style style:name="P2" style:family="paragraph">
      <style:paragraph-properties fo:line-height="100%" fo:text-align="left" fo:margin-left="0cm" fo:margin-right="0cm" fo:text-indent="0cm" fo:margin-top="0cm" fo:margin-bottom="0cm"/>
    </style:style>
    <style:style style:name="T3" style:family="text">
      <style:text-properties fo:color="#000000" style:text-outline="false" style:text-position="0% 100%" fo:font-family="'Microsoft JhengHei'" style:font-family-asian="'Microsoft JhengHei'" style:font-family-complex="'Microsoft JhengHei'" fo:font-size="13pt" fo:letter-spacing="normal" style:font-relief="none" fo:font-weight="bold"/>
    </style:style>
    <style:style style:name="gr4" style:family="graphic">
      <style:graphic-properties draw:auto-grow-width="false" draw:auto-grow-height="false"/>
    </style:style>
    <style:style style:name="pr5" style:family="presentation">
      <style:graphic-properties draw:stroke="none" draw:fill="none"/>
    </style:style>
    <style:style style:name="gr6" style:family="graphic">
      <style:graphic-properties draw:auto-grow-width="false" draw:auto-grow-height="false"/>
    </style:style>
    <style:style style:name="pr7" style:family="presentation">
      <style:graphic-properties draw:stroke="none" draw:fill="none"/>
    </style:style>
    <style:style style:name="gp12" style:family="drawing-page">
      <style:drawing-page-properties draw:fill="solid" draw:fill-color="#ffffff" presentation:background-objects-visible="true" presentation:display-header="false" presentation:display-footer="false" presentation:display-page-number="false" presentation:display-date-time="false"/>
    </style:style>
    <style:style style:name="gr8" style:family="graphic">
      <style:graphic-properties draw:auto-grow-width="false" draw:auto-grow-height="false"/>
    </style:style>
    <style:style style:name="pr9" style:family="presentation">
      <style:graphic-properties draw:stroke="none" draw:fill="none"/>
    </style:style>
    <style:style style:name="gp15" style:family="drawing-page">
      <style:drawing-page-properties draw:fill="solid" draw:fill-color="#ffffff" presentation:background-objects-visible="false" presentation:display-header="false" presentation:display-footer="false" presentation:display-page-number="false" presentation:display-date-time="false"/>
    </style:style>
    <style:style style:name="gr10" style:family="graphic">
      <style:graphic-properties draw:stroke="none" draw:image-opacity="100%" draw:fill="none"/>
    </style:style>
    <style:style style:name="gr11" style:family="graphic">
      <style:graphic-properties draw:stroke="none" draw:auto-grow-height="false" draw:textarea-vertical-align="top" fo:wrap-option="wrap" fo:padding-top="0.126936573873148cm" fo:padding-bottom="0.126936573873148cm" fo:padding-left="0.253942587885176cm" fo:padding-right="0.253942587885176cm" draw:fill="none"/>
    </style:style>
    <style:style style:name="P12" style:family="paragraph">
      <style:paragraph-properties fo:line-height="100%" fo:text-align="left" fo:margin-left="0cm" fo:margin-right="0cm" fo:text-indent="0cm" fo:margin-top="0cm" fo:margin-bottom="0cm"/>
    </style:style>
    <style:style style:name="T13" style:family="text">
      <style:text-properties fo:color="#000000" style:text-outline="false" style:text-position="0% 100%" fo:font-family="'Microsoft JhengHei'" style:font-family-asian="'Microsoft JhengHei'" style:font-family-complex="'Microsoft JhengHei'" fo:font-size="13pt" fo:letter-spacing="normal" style:font-relief="none" fo:font-weight="bold"/>
    </style:style>
    <style:style style:name="gr14" style:family="graphic">
      <style:graphic-properties draw:auto-grow-width="false" draw:auto-grow-height="false"/>
    </style:style>
    <style:style style:name="pr15" style:family="presentation">
      <style:graphic-properties draw:stroke="none" draw:fill="none"/>
    </style:style>
    <style:style style:name="gr16" style:family="graphic">
      <style:graphic-properties draw:auto-grow-width="false" draw:auto-grow-height="false"/>
    </style:style>
    <style:style style:name="pr17" style:family="presentation">
      <style:graphic-properties draw:stroke="none" draw:fill="none"/>
    </style:style>
    <style:style style:name="gr18" style:family="graphic">
      <style:graphic-properties draw:auto-grow-width="false" draw:auto-grow-height="false"/>
    </style:style>
    <style:style style:name="pr19" style:family="presentation">
      <style:graphic-properties draw:stroke="none" draw:fill="none"/>
    </style:style>
    <style:style style:name="gr20" style:family="graphic">
      <style:graphic-properties draw:auto-grow-width="false" draw:auto-grow-height="false"/>
    </style:style>
    <style:style style:name="pr21" style:family="presentation">
      <style:graphic-properties draw:stroke="none" draw:textarea-vertical-align="middle" fo:wrap-option="wrap" fo:padding-top="0.253942587885176cm" fo:padding-bottom="0.253942587885176cm" fo:padding-left="0.253942587885176cm" fo:padding-right="0.253942587885176cm" draw:fill="none"/>
    </style:style>
    <style:style style:name="P22" style:family="paragraph">
      <style:paragraph-properties fo:line-height="100%" fo:text-align="left" fo:margin-left="0cm" fo:margin-right="0cm" fo:text-indent="0cm" fo:margin-top="0cm" fo:margin-bottom="0cm"/>
    </style:style>
    <style:style style:name="T23" style:family="text">
      <style:text-properties fo:color="#000000" style:text-outline="false" style:text-position="0% 100%" fo:font-family="'Arial'" style:font-family-asian="'Arial'" style:font-family-complex="'Arial'" fo:font-size="14pt" fo:letter-spacing="normal" style:font-relief="none" fo:font-weight="bold"/>
    </style:style>
    <style:style style:name="gr24" style:family="graphic">
      <style:graphic-properties draw:stroke="solid" svg:stroke-width="0.0264566929133858cm" svg:stroke-color="#cccccc" draw:fill="none"/>
    </style:style>
    <style:style style:name="gp31" style:family="drawing-page">
      <style:drawing-page-properties draw:fill="solid" draw:fill-color="#ffffff" presentation:background-objects-visible="true" presentation:display-header="false" presentation:display-footer="false" presentation:display-page-number="false" presentation:display-date-time="false"/>
    </style:style>
    <style:style style:name="gr25" style:family="graphic">
      <style:graphic-properties draw:auto-grow-width="false" draw:auto-grow-height="false"/>
    </style:style>
    <style:style style:name="pr26" style:family="presentation">
      <style:graphic-properties draw:stroke="none" draw:fill="none"/>
    </style:style>
    <style:style style:name="gr27" style:family="graphic">
      <style:graphic-properties draw:auto-grow-width="false" draw:auto-grow-height="false"/>
    </style:style>
    <style:style style:name="pr28" style:family="presentation">
      <style:graphic-properties draw:stroke="none" draw:fill="none"/>
    </style:style>
    <style:style style:name="gr29" style:family="graphic">
      <style:graphic-properties draw:auto-grow-width="false" draw:auto-grow-height="false"/>
    </style:style>
    <style:style style:name="pr30" style:family="presentation">
      <style:graphic-properties draw:stroke="none" draw:fill="none"/>
    </style:style>
    <style:style style:name="gr31" style:family="graphic">
      <style:graphic-properties draw:auto-grow-width="false" draw:auto-grow-height="false"/>
    </style:style>
    <style:style style:name="pr32" style:family="presentation">
      <style:graphic-properties draw:stroke="none" draw:fill="none"/>
    </style:style>
    <style:style style:name="gp40" style:family="drawing-page">
      <style:drawing-page-properties draw:fill="solid" draw:fill-color="#ffffff" presentation:background-objects-visible="false" presentation:display-header="false" presentation:display-footer="false" presentation:display-page-number="false" presentation:display-date-time="false"/>
    </style:style>
    <style:style style:name="gr33" style:family="graphic">
      <style:graphic-properties draw:stroke="none" draw:image-opacity="100%" draw:fill="none"/>
    </style:style>
    <style:style style:name="gr34" style:family="graphic">
      <style:graphic-properties draw:stroke="none" draw:auto-grow-height="false" draw:textarea-vertical-align="top" fo:wrap-option="wrap" fo:padding-top="0.126936573873148cm" fo:padding-bottom="0.126936573873148cm" fo:padding-left="0.253942587885176cm" fo:padding-right="0.253942587885176cm" draw:fill="none"/>
    </style:style>
    <style:style style:name="P35" style:family="paragraph">
      <style:paragraph-properties fo:line-height="100%" fo:text-align="left" fo:margin-left="0cm" fo:margin-right="0cm" fo:text-indent="0cm" fo:margin-top="0cm" fo:margin-bottom="0cm"/>
    </style:style>
    <style:style style:name="T36" style:family="text">
      <style:text-properties fo:color="#000000" style:text-outline="false" style:text-position="0% 100%" fo:font-family="'Microsoft JhengHei'" style:font-family-asian="'Microsoft JhengHei'" style:font-family-complex="'Microsoft JhengHei'" fo:font-size="13pt" fo:letter-spacing="normal" style:font-relief="none" fo:font-weight="bold"/>
    </style:style>
    <style:style style:name="gr37" style:family="graphic">
      <style:graphic-properties draw:auto-grow-width="false" draw:auto-grow-height="false"/>
    </style:style>
    <style:style style:name="pr38" style:family="presentation">
      <style:graphic-properties draw:stroke="none" draw:textarea-vertical-align="middle" fo:wrap-option="wrap" fo:padding-top="0.253942587885176cm" fo:padding-bottom="0.253942587885176cm" fo:padding-left="0.253942587885176cm" fo:padding-right="0.253942587885176cm" draw:fill="none"/>
    </style:style>
    <style:style style:name="P39" style:family="paragraph">
      <style:paragraph-properties fo:line-height="100%" fo:text-align="left" fo:margin-left="0cm" fo:margin-right="0cm" fo:text-indent="0cm" fo:margin-top="0cm" fo:margin-bottom="0cm"/>
    </style:style>
    <style:style style:name="T40" style:family="text">
      <style:text-properties fo:color="#000000" style:text-outline="false" style:text-position="0% 100%" fo:font-family="'Arial'" style:font-family-asian="'Arial'" style:font-family-complex="'Arial'" fo:font-size="14pt" fo:letter-spacing="normal" style:font-relief="none" fo:font-weight="bold"/>
    </style:style>
    <style:style style:name="gr41" style:family="graphic">
      <style:graphic-properties draw:auto-grow-width="false" draw:auto-grow-height="false"/>
    </style:style>
    <style:style style:name="pr42" style:family="presentation">
      <style:graphic-properties draw:stroke="none" draw:fill="none"/>
    </style:style>
    <style:style style:name="gr43" style:family="graphic">
      <style:graphic-properties draw:auto-grow-width="false" draw:auto-grow-height="false"/>
    </style:style>
    <style:style style:name="pr44" style:family="presentation">
      <style:graphic-properties draw:stroke="none" draw:fill="none"/>
    </style:style>
    <style:style style:name="gp53" style:family="drawing-page">
      <style:drawing-page-properties draw:fill="solid" draw:fill-color="#ffffff" presentation:background-objects-visible="true" presentation:display-header="false" presentation:display-footer="false" presentation:display-page-number="false" presentation:display-date-time="false"/>
    </style:style>
    <style:style style:name="gr45" style:family="graphic">
      <style:graphic-properties draw:auto-grow-width="false" draw:auto-grow-height="false"/>
    </style:style>
    <style:style style:name="pr46" style:family="presentation">
      <style:graphic-properties draw:stroke="none" draw:fill="none"/>
    </style:style>
    <style:style style:name="gp56" style:family="drawing-page">
      <style:drawing-page-properties draw:fill="solid" draw:fill-color="#ffffff" presentation:background-objects-visible="false" presentation:display-header="false" presentation:display-footer="false" presentation:display-page-number="false" presentation:display-date-time="false"/>
    </style:style>
    <style:style style:name="gr47" style:family="graphic">
      <style:graphic-properties draw:stroke="none" draw:image-opacity="100%" draw:fill="none"/>
    </style:style>
    <style:style style:name="gr48" style:family="graphic">
      <style:graphic-properties draw:stroke="none" draw:auto-grow-height="false" draw:textarea-vertical-align="top" fo:wrap-option="wrap" fo:padding-top="0.126936573873148cm" fo:padding-bottom="0.126936573873148cm" fo:padding-left="0.253942587885176cm" fo:padding-right="0.253942587885176cm" draw:fill="none"/>
    </style:style>
    <style:style style:name="P49" style:family="paragraph">
      <style:paragraph-properties fo:line-height="100%" fo:text-align="left" fo:margin-left="0cm" fo:margin-right="0cm" fo:text-indent="0cm" fo:margin-top="0cm" fo:margin-bottom="0cm"/>
    </style:style>
    <style:style style:name="T50" style:family="text">
      <style:text-properties fo:color="#000000" style:text-outline="false" style:text-position="0% 100%" fo:font-family="'Microsoft JhengHei'" style:font-family-asian="'Microsoft JhengHei'" style:font-family-complex="'Microsoft JhengHei'" fo:font-size="13pt" fo:letter-spacing="normal" style:font-relief="none" fo:font-weight="bold"/>
    </style:style>
    <style:style style:name="gr51" style:family="graphic">
      <style:graphic-properties draw:auto-grow-width="false" draw:auto-grow-height="false"/>
    </style:style>
    <style:style style:name="pr52" style:family="presentation">
      <style:graphic-properties draw:stroke="none" draw:fill="none"/>
    </style:style>
    <style:style style:name="gr53" style:family="graphic">
      <style:graphic-properties draw:auto-grow-width="false" draw:auto-grow-height="false"/>
    </style:style>
    <style:style style:name="pr54" style:family="presentation">
      <style:graphic-properties draw:stroke="none" draw:fill="none"/>
    </style:style>
    <style:style style:name="gr55" style:family="graphic">
      <style:graphic-properties draw:auto-grow-width="false" draw:auto-grow-height="false"/>
    </style:style>
    <style:style style:name="pr56" style:family="presentation">
      <style:graphic-properties draw:stroke="none" draw:textarea-vertical-align="middle" fo:wrap-option="wrap" fo:padding-top="0.253942587885176cm" fo:padding-bottom="0.253942587885176cm" fo:padding-left="0.253942587885176cm" fo:padding-right="0.253942587885176cm" draw:fill="none"/>
    </style:style>
    <style:style style:name="P57" style:family="paragraph">
      <style:paragraph-properties fo:line-height="100%" fo:text-align="left" fo:margin-left="0cm" fo:margin-right="0cm" fo:text-indent="0cm" fo:margin-top="0cm" fo:margin-bottom="0cm"/>
    </style:style>
    <style:style style:name="T58" style:family="text">
      <style:text-properties fo:color="#000000" style:text-outline="false" style:text-position="0% 100%" fo:font-family="'Arial'" style:font-family-asian="'Arial'" style:font-family-complex="'Arial'" fo:font-size="14pt" fo:letter-spacing="normal" style:font-relief="none" fo:font-weight="bold"/>
    </style:style>
    <style:style style:name="gr59" style:family="graphic">
      <style:graphic-properties draw:stroke="solid" svg:stroke-width="0.0264566929133858cm" svg:stroke-color="#cccccc" draw:fill="none"/>
    </style:style>
    <style:style style:name="gp70" style:family="drawing-page">
      <style:drawing-page-properties draw:fill="solid" draw:fill-color="#ffffff" presentation:background-objects-visible="true" presentation:display-header="false" presentation:display-footer="false" presentation:display-page-number="false" presentation:display-date-time="false"/>
    </style:style>
  </office:automatic-styles>
  <office:master-styles>
    <style:master-page style:name="Master1-Slide" style:page-layout-name="pageLayout1" draw:style-name="gp3">
      <style:header/>
      <style:footer/>
      <draw:frame draw:style-name="gr0" svg:x="0cm" svg:y="0cm" svg:width="25.3984251968504cm" svg:height="14.2861146653543cm">
        <draw:image xlink:href="Pictures/image1.png" xlink:show="embed" xlink:actuate="onLoad"/>
      </draw:frame>
      <draw:custom-shape svg:x="4.32273172213337cm" svg:y="11.3842936454232cm" svg:width="7.85451317974902cm" svg:height="0.804950076125738cm" draw:style-name="gr1">
        <text:p text:style-name="P2"><text:span text:style-name="T3">臺灣國際資訊奧林匹亞競賽 (TOI) 推廣計畫 </text:span></text:p>
        <draw:enhanced-geometry draw:type="non-primitive" svg:viewBox="0 0 21600 21600" draw:enhanced-path="M 0 0 L 21600 0 L 21600 21600 L 0 21600 Z N "/>
      </draw:custom-shape>
      <draw:frame draw:style-name="gr4" presentation:style-name="pr5" svg:x="6.0976223394439cm" svg:y="5.32067013718012cm" svg:width="14.7430857837106cm" svg:height="3.2218002199188cm" presentation:class="title" presentation:placeholder="true">
        <draw:text-box/>
      </draw:frame>
      <draw:frame draw:style-name="gr6" presentation:style-name="pr7" svg:x="1.26992125984252cm" svg:y="3.34279308409203cm" svg:width="22.8575836614173cm" svg:height="8.28448611281988cm" presentation:class="outline" presentation:placeholder="true">
        <draw:text-box/>
      </draw:frame>
    </style:master-page>
    <style:master-page style:name="Master1-Layout1-titleOnly-TITLE_ONLY" style:page-layout-name="pageLayout1" draw:style-name="gp12">
      <style:header/>
      <style:footer/>
      <draw:frame draw:style-name="gr8" presentation:style-name="pr9" svg:x="1.26992125984252cm" svg:y="0.569964724563238cm" svg:width="22.8575836614173cm" svg:height="2.38385207769439cm" presentation:class="title" presentation:placeholder="true">
        <draw:text-box/>
      </draw:frame>
    </style:master-page>
    <style:master-page style:name="Master2-Slide" style:page-layout-name="pageLayout1" draw:style-name="gp15">
      <style:header/>
      <style:footer/>
      <draw:frame draw:style-name="gr10" svg:x="0cm" svg:y="0cm" svg:width="25.3984251968504cm" svg:height="14.2861146653543cm">
        <draw:image xlink:href="Pictures/image1.png" xlink:show="embed" xlink:actuate="onLoad"/>
      </draw:frame>
      <draw:custom-shape svg:x="4.32273172213337cm" svg:y="11.3842936454232cm" svg:width="7.85451317974902cm" svg:height="0.804950076125738cm" draw:style-name="gr11">
        <text:p text:style-name="P12"><text:span text:style-name="T13">臺灣國際資訊奧林匹亞競賽 (TOI) 推廣計畫 </text:span></text:p>
        <draw:enhanced-geometry draw:type="non-primitive" svg:viewBox="0 0 21600 21600" draw:enhanced-path="M 0 0 L 21600 0 L 21600 21600 L 0 21600 Z N "/>
      </draw:custom-shape>
      <draw:frame draw:style-name="gr14" presentation:style-name="pr15" svg:x="4.32273145300197cm" svg:y="1.99787593811516cm" svg:width="18.3788604207677cm" svg:height="1.94387943297859cm" presentation:class="title" presentation:placeholder="true">
        <draw:text-box/>
      </draw:frame>
      <draw:frame draw:style-name="gr16" presentation:style-name="pr17" svg:x="4.32273172213337cm" svg:y="4.10874507874016cm" svg:width="8.92144692728839cm" svg:height="9.99637979822835cm" presentation:class="outline" presentation:placeholder="true">
        <draw:text-box/>
      </draw:frame>
      <draw:frame draw:style-name="gr18" presentation:style-name="pr19" svg:x="13.7801454847441cm" svg:y="4.10874507874016cm" svg:width="8.92144692728839cm" svg:height="9.99637979822835cm" presentation:class="outline" presentation:placeholder="true">
        <draw:text-box/>
      </draw:frame>
      <draw:frame draw:style-name="gr20" presentation:style-name="pr21" svg:x="21.9416390871063cm" svg:y="11.3842936454232cm" svg:width="1.52390553872416cm" svg:height="1.09293224424828cm" presentation:class="page-number" presentation:placeholder="true">
        <draw:text-box>
          <text:p text:style-name="P22"><text:span text:style-name="T23">‹#›</text:span></text:p>
        </draw:text-box>
      </draw:frame>
      <draw:connector draw:type="line" svg:x1="4.6237140132874cm" svg:y1="3.76976627860482cm" svg:x2="22.7525901205709cm" svg:y2="3.77076610174705cm" draw:style-name="gr24"/>
    </style:master-page>
    <style:master-page style:name="Master2-Layout1-objAndTwoObj-OBJECT_AND_TWO_OBJECTS" style:page-layout-name="pageLayout1" draw:style-name="gp31">
      <style:header/>
      <style:footer/>
      <draw:frame draw:style-name="gr25" presentation:style-name="pr26" svg:x="1.26992125984252cm" svg:y="0.569964724563238cm" svg:width="22.8575836614173cm" svg:height="2.38385207769439cm" presentation:class="title" presentation:placeholder="true">
        <draw:text-box/>
      </draw:frame>
      <draw:frame draw:style-name="gr27" presentation:style-name="pr28" svg:x="1.26992125984252cm" svg:y="3.34279308409203cm" svg:width="11.1543079478346cm" svg:height="8.28448611281988cm" presentation:class="outline" presentation:placeholder="true">
        <draw:text-box/>
      </draw:frame>
      <draw:frame draw:style-name="gr29" presentation:style-name="pr30" svg:x="12.9831935900591cm" svg:y="3.34279281496063cm" svg:width="11.1543079478346cm" svg:height="3.95075499046506cm" presentation:class="outline" presentation:placeholder="true">
        <draw:text-box/>
      </draw:frame>
      <draw:frame draw:style-name="gr31" presentation:style-name="pr32" svg:x="12.9831935900591cm" svg:y="7.66952409879429cm" svg:width="11.1543079478346cm" svg:height="3.95075499046506cm" presentation:class="outline" presentation:placeholder="true">
        <draw:text-box/>
      </draw:frame>
    </style:master-page>
    <style:master-page style:name="Master3-Slide" style:page-layout-name="pageLayout1" draw:style-name="gp40">
      <style:header/>
      <style:footer/>
      <draw:frame draw:style-name="gr33" svg:x="0cm" svg:y="0cm" svg:width="25.3984251968504cm" svg:height="14.2861146653543cm">
        <draw:image xlink:href="Pictures/image1.png" xlink:show="embed" xlink:actuate="onLoad"/>
      </draw:frame>
      <draw:custom-shape svg:x="4.32273172213337cm" svg:y="11.3842936454232cm" svg:width="7.85451317974902cm" svg:height="0.804950076125738cm" draw:style-name="gr34">
        <text:p text:style-name="P35"><text:span text:style-name="T36">臺灣國際資訊奧林匹亞競賽 (TOI) 推廣計畫 </text:span></text:p>
        <draw:enhanced-geometry draw:type="non-primitive" svg:viewBox="0 0 21600 21600" draw:enhanced-path="M 0 0 L 21600 0 L 21600 21600 L 0 21600 Z N "/>
      </draw:custom-shape>
      <draw:frame draw:style-name="gr37" presentation:style-name="pr38" svg:x="21.9416390871063cm" svg:y="11.3842936454232cm" svg:width="1.52390553872416cm" svg:height="1.09293224424828cm" presentation:class="page-number" presentation:placeholder="true">
        <draw:text-box>
          <text:p text:style-name="P39"><text:span text:style-name="T40">‹#›</text:span></text:p>
        </draw:text-box>
      </draw:frame>
      <draw:frame draw:style-name="gr41" presentation:style-name="pr42" svg:x="1.26992125984252cm" svg:y="0.569964724563238cm" svg:width="22.8575836614173cm" svg:height="2.38385207769439cm" presentation:class="title" presentation:placeholder="true">
        <draw:text-box/>
      </draw:frame>
      <draw:frame draw:style-name="gr43" presentation:style-name="pr44" svg:x="1.26992125984252cm" svg:y="3.34279308409203cm" svg:width="22.8575836614173cm" svg:height="8.28448611281988cm" presentation:class="outline" presentation:placeholder="true">
        <draw:text-box/>
      </draw:frame>
    </style:master-page>
    <style:master-page style:name="Master3-Layout1-objOnly-OBJECT_ONLY" style:page-layout-name="pageLayout1" draw:style-name="gp53">
      <style:header/>
      <style:footer/>
      <draw:frame draw:style-name="gr45" presentation:style-name="pr46" svg:x="1.26992125984252cm" svg:y="0.569964859128937cm" svg:width="22.8575836614173cm" svg:height="11.0533147760827cm" presentation:class="subtitle" presentation:placeholder="true">
        <draw:text-box/>
      </draw:frame>
    </style:master-page>
    <style:master-page style:name="Master4-Slide" style:page-layout-name="pageLayout1" draw:style-name="gp56">
      <style:header/>
      <style:footer/>
      <draw:frame draw:style-name="gr47" svg:x="0cm" svg:y="0cm" svg:width="25.3984251968504cm" svg:height="14.2861146653543cm">
        <draw:image xlink:href="Pictures/image1.png" xlink:show="embed" xlink:actuate="onLoad"/>
      </draw:frame>
      <draw:custom-shape svg:x="4.32273172213337cm" svg:y="11.3842936454232cm" svg:width="7.85451317974902cm" svg:height="0.804950076125738cm" draw:style-name="gr48">
        <text:p text:style-name="P49"><text:span text:style-name="T50">臺灣國際資訊奧林匹亞競賽 (TOI) 推廣計畫 </text:span></text:p>
        <draw:enhanced-geometry draw:type="non-primitive" svg:viewBox="0 0 21600 21600" draw:enhanced-path="M 0 0 L 21600 0 L 21600 21600 L 0 21600 Z N "/>
      </draw:custom-shape>
      <draw:frame draw:style-name="gr51" presentation:style-name="pr52" svg:x="4.32273145300197cm" svg:y="1.99787593811516cm" svg:width="18.3788604207677cm" svg:height="1.94387943297859cm" presentation:class="title" presentation:placeholder="true">
        <draw:text-box/>
      </draw:frame>
      <draw:frame draw:style-name="gr53" presentation:style-name="pr54" svg:x="4.32273145300197cm" svg:y="3.82976239542323cm" svg:width="18.3788604207677cm" svg:height="8.45047613188976cm" presentation:class="outline" presentation:placeholder="true">
        <draw:text-box/>
      </draw:frame>
      <draw:frame draw:style-name="gr55" presentation:style-name="pr56" svg:x="21.9416390871063cm" svg:y="11.3842936454232cm" svg:width="1.52390553872416cm" svg:height="1.09293224424828cm" presentation:class="page-number" presentation:placeholder="true">
        <draw:text-box>
          <text:p text:style-name="P57"><text:span text:style-name="T58">‹#›</text:span></text:p>
        </draw:text-box>
      </draw:frame>
      <draw:connector draw:type="line" svg:x1="4.6237140132874cm" svg:y1="3.76976627860482cm" svg:x2="22.7525901205709cm" svg:y2="3.77076610174705cm" draw:style-name="gr59"/>
    </style:master-page>
    <style:master-page style:name="Master4-Layout1-blank-BLANK" style:page-layout-name="pageLayout1" draw:style-name="gp70">
      <style:header/>
      <style:footer/>
    </style:master-page>
  </office:master-styles>
</office:document-styles>
</file>

<file path=meta.xml><?xml version="1.0" encoding="utf-8"?>
<office:document-meta xmlns:ooo="http://openoffice.org/2004/office" xmlns:officeooo="http://openoffice.org/2009/office" xmlns:meta="urn:oasis:names:tc:opendocument:xmlns:meta:1.0" xmlns:dc="http://purl.org/dc/elements/1.1/" xmlns:xlink="http://www.w3.org/1999/xlink" xmlns:text="urn:oasis:names:tc:opendocument:xmlns:text:1.0" xmlns:office="urn:oasis:names:tc:opendocument:xmlns:office:1.0">
  <office:meta>
    <meta:creation-date>2020-07-23T03:10:00.4111812-05:00</meta:creation-date>
    <dc:date>2020-07-23T03:10:00.4111812-05:00</dc:date>
    <meta:print-date>2020-07-23T03:10:00.4111812-05:00</meta:print-date>
    <meta:editing-cycles>1</meta:editing-cycles>
    <meta:editing-duration>PT0H0M0S</meta:editing-duration>
  </office:meta>
</office:document-meta>
</file>